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weight="bold" officeooo:rsid="001c60a5" officeooo:paragraph-rsid="001c60a5" style:font-weight-asian="bold" style:font-weight-complex="bold"/>
    </style:style>
    <style:style style:name="P2" style:family="paragraph" style:parent-style-name="Standard">
      <style:text-properties style:font-name="Times New Roman" style:text-underline-style="solid" style:text-underline-type="double" style:text-underline-width="auto" style:text-underline-color="font-color" fo:font-weight="bold" officeooo:rsid="001c60a5" officeooo:paragraph-rsid="001c60a5" style:font-weight-asian="bold" style:font-weight-complex="bold"/>
    </style:style>
    <style:style style:name="P3" style:family="paragraph" style:parent-style-name="Text_20_body">
      <style:text-properties style:font-name="Times New Roman"/>
    </style:style>
    <style:style style:name="P4" style:family="paragraph" style:parent-style-name="Text_20_body">
      <style:paragraph-properties fo:text-align="center" style:justify-single-word="false"/>
      <style:text-properties style:font-name="Times New Roman" officeooo:paragraph-rsid="0019db31"/>
    </style:style>
    <style:style style:name="P5" style:family="paragraph" style:parent-style-name="Text_20_body">
      <style:text-properties officeooo:paragraph-rsid="001c60a5"/>
    </style:style>
    <style:style style:name="P6" style:family="paragraph" style:parent-style-name="Standard">
      <style:text-properties fo:font-weight="normal" officeooo:rsid="001c60a5" officeooo:paragraph-rsid="001c60a5" style:font-weight-asian="normal" style:font-weight-complex="normal"/>
    </style:style>
    <style:style style:name="P7" style:family="paragraph" style:parent-style-name="Text_20_body">
      <style:text-properties fo:font-weight="normal" officeooo:rsid="001e2a89" officeooo:paragraph-rsid="002016a9" style:font-weight-asian="normal" style:font-weight-complex="normal"/>
    </style:style>
    <style:style style:name="P8" style:family="paragraph" style:parent-style-name="Text_20_body">
      <style:text-properties fo:font-weight="normal" officeooo:rsid="002abfe5" officeooo:paragraph-rsid="002abfe5" style:font-weight-asian="normal" style:font-weight-complex="normal"/>
    </style:style>
    <style:style style:name="P9" style:family="paragraph" style:parent-style-name="Text_20_body">
      <style:text-properties fo:font-weight="normal" officeooo:rsid="002d9d92" officeooo:paragraph-rsid="002d9d92" style:font-weight-asian="normal" style:font-weight-complex="normal"/>
    </style:style>
    <style:style style:name="P10" style:family="paragraph" style:parent-style-name="Text_20_body">
      <style:text-properties fo:font-weight="normal" officeooo:rsid="002e0230" officeooo:paragraph-rsid="002e0230" style:font-weight-asian="normal" style:font-weight-complex="normal"/>
    </style:style>
    <style:style style:name="P11" style:family="paragraph" style:parent-style-name="Text_20_body">
      <style:text-properties fo:font-weight="normal" officeooo:rsid="00314786" officeooo:paragraph-rsid="00314786" style:font-weight-asian="normal" style:font-weight-complex="normal"/>
    </style:style>
    <style:style style:name="P12" style:family="paragraph" style:parent-style-name="Text_20_body">
      <style:paragraph-properties fo:margin-top="0cm" fo:margin-bottom="0cm" style:contextual-spacing="false"/>
    </style:style>
    <style:style style:name="P13" style:family="paragraph" style:parent-style-name="Text_20_body">
      <style:text-properties officeooo:paragraph-rsid="001fed7a"/>
    </style:style>
    <style:style style:name="P14" style:family="paragraph" style:parent-style-name="Text_20_body">
      <style:text-properties fo:font-weight="bold" officeooo:rsid="002abfe5" officeooo:paragraph-rsid="002abfe5" style:font-weight-asian="bold" style:font-weight-complex="bold"/>
    </style:style>
    <style:style style:name="P15" style:family="paragraph" style:parent-style-name="Text_20_body">
      <style:paragraph-properties fo:break-before="page"/>
      <style:text-properties fo:font-weight="bold" officeooo:rsid="002d9d92" officeooo:paragraph-rsid="002d9d92" style:font-weight-asian="bold" style:font-weight-complex="bold"/>
    </style:style>
    <style:style style:name="P16" style:family="paragraph" style:parent-style-name="Text_20_body">
      <style:text-properties fo:font-weight="bold" officeooo:rsid="00314786" officeooo:paragraph-rsid="00314786" style:font-weight-asian="bold" style:font-weight-complex="bold"/>
    </style:style>
    <style:style style:name="P17" style:family="paragraph" style:parent-style-name="Text_20_body">
      <style:text-properties officeooo:rsid="00242b84" officeooo:paragraph-rsid="00242b84"/>
    </style:style>
    <style:style style:name="P18" style:family="paragraph" style:parent-style-name="Text_20_body">
      <style:text-properties officeooo:paragraph-rsid="00242b84"/>
    </style:style>
    <style:style style:name="P19" style:family="paragraph" style:parent-style-name="Text_20_body">
      <style:text-properties officeooo:paragraph-rsid="0028db72"/>
    </style:style>
    <style:style style:name="P20" style:family="paragraph" style:parent-style-name="Text_20_body">
      <style:paragraph-properties fo:text-align="center" style:justify-single-word="false" fo:break-before="page"/>
      <style:text-properties officeooo:paragraph-rsid="00301921"/>
    </style:style>
    <style:style style:name="P21" style:family="paragraph" style:parent-style-name="Text_20_body">
      <style:text-properties officeooo:paragraph-rsid="00314786"/>
    </style:style>
    <style:style style:name="P22" style:family="paragraph" style:parent-style-name="Text_20_body">
      <style:text-properties officeooo:rsid="00314786"/>
    </style:style>
    <style:style style:name="P23" style:family="paragraph" style:parent-style-name="Standard" style:list-style-name="L4">
      <style:text-properties style:font-name="Times New Roman" fo:font-weight="bold" officeooo:rsid="001c60a5" officeooo:paragraph-rsid="001c60a5" style:font-weight-asian="bold" style:font-weight-complex="bold"/>
    </style:style>
    <style:style style:name="P24" style:family="paragraph" style:parent-style-name="Standard">
      <style:text-properties style:font-name="Times New Roman" fo:font-weight="normal" officeooo:rsid="001c60a5" officeooo:paragraph-rsid="001c60a5" style:font-weight-asian="normal" style:font-weight-complex="normal"/>
    </style:style>
    <style:style style:name="P25" style:family="paragraph" style:parent-style-name="Standard" style:list-style-name="L5">
      <style:text-properties fo:font-weight="normal" officeooo:rsid="001c60a5" officeooo:paragraph-rsid="001da04b" style:font-weight-asian="normal" style:font-weight-complex="normal"/>
    </style:style>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L2"/>
    <style:style style:name="P29" style:family="paragraph" style:parent-style-name="Text_20_body" style:list-style-name="L2">
      <style:paragraph-properties fo:margin-top="0cm" fo:margin-bottom="0cm" style:contextual-spacing="false"/>
    </style:style>
    <style:style style:name="P30" style:family="paragraph" style:parent-style-name="Text_20_body" style:list-style-name="L3"/>
    <style:style style:name="P31" style:family="paragraph" style:parent-style-name="Text_20_body" style:list-style-name="L5">
      <style:text-properties officeooo:paragraph-rsid="001c60a5"/>
    </style:style>
    <style:style style:name="P32" style:family="paragraph" style:parent-style-name="Text_20_body" style:list-style-name="L5">
      <style:text-properties officeooo:paragraph-rsid="001da04b"/>
    </style:style>
    <style:style style:name="P33" style:family="paragraph" style:parent-style-name="Text_20_body" style:list-style-name="L5">
      <style:text-properties fo:font-weight="normal" officeooo:rsid="001c60a5" officeooo:paragraph-rsid="001da04b" style:font-weight-asian="normal" style:font-weight-complex="normal"/>
    </style:style>
    <style:style style:name="P34" style:family="paragraph" style:parent-style-name="Text_20_body">
      <style:text-properties fo:font-weight="normal" officeooo:rsid="002e0230" officeooo:paragraph-rsid="002e0230" style:font-weight-asian="normal" style:font-weight-complex="normal"/>
    </style:style>
    <style:style style:name="P35" style:family="paragraph" style:parent-style-name="Text_20_body">
      <style:paragraph-properties fo:break-before="page"/>
      <style:text-properties fo:font-weight="normal" officeooo:rsid="002e0230" officeooo:paragraph-rsid="002e0230" style:font-weight-asian="normal" style:font-weight-complex="normal"/>
    </style:style>
    <style:style style:name="P36" style:family="paragraph" style:parent-style-name="Text_20_body" style:list-style-name="L4">
      <style:text-properties officeooo:paragraph-rsid="001c60a5"/>
    </style:style>
    <style:style style:name="P37" style:family="paragraph" style:parent-style-name="Text_20_body" style:list-style-name="L4">
      <style:text-properties officeooo:paragraph-rsid="001fed7a"/>
    </style:style>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4">
      <style:text-properties officeooo:rsid="001e2a89" officeooo:paragraph-rsid="002016a9"/>
    </style:style>
    <style:style style:name="P42" style:family="paragraph" style:parent-style-name="Text_20_body" style:list-style-name="L9"/>
    <style:style style:name="P43" style:family="paragraph" style:parent-style-name="Text_20_body" style:list-style-name="L4">
      <style:text-properties fo:font-weight="bold" officeooo:rsid="001e2a89" officeooo:paragraph-rsid="002016a9" style:font-weight-asian="bold" style:font-weight-complex="bold"/>
    </style:style>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text-properties officeooo:paragraph-rsid="00242b84"/>
    </style:style>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6">
      <style:paragraph-properties fo:margin-top="0cm" fo:margin-bottom="0cm" style:contextual-spacing="false"/>
    </style:style>
    <style:style style:name="P62" style:family="paragraph" style:parent-style-name="Text_20_body" style:list-style-name="L27"/>
    <style:style style:name="P63" style:family="paragraph" style:parent-style-name="Text_20_body" style:list-style-name="L27">
      <style:paragraph-properties fo:margin-top="0cm" fo:margin-bottom="0cm" style:contextual-spacing="false"/>
    </style:style>
    <style:style style:name="P64" style:family="paragraph" style:parent-style-name="Text_20_body" style:list-style-name="L28"/>
    <style:style style:name="P65" style:family="paragraph" style:parent-style-name="Text_20_body" style:list-style-name="L28">
      <style:paragraph-properties fo:margin-top="0cm" fo:margin-bottom="0cm" style:contextual-spacing="false"/>
    </style:style>
    <style:style style:name="P66" style:family="paragraph" style:parent-style-name="Text_20_body" style:list-style-name="L29"/>
    <style:style style:name="P67" style:family="paragraph" style:parent-style-name="Text_20_body" style:list-style-name="L29">
      <style:paragraph-properties fo:margin-top="0cm" fo:margin-bottom="0cm" style:contextual-spacing="false"/>
    </style:style>
    <style:style style:name="P68" style:family="paragraph" style:parent-style-name="Text_20_body" style:list-style-name="L30"/>
    <style:style style:name="P69" style:family="paragraph" style:parent-style-name="Text_20_body" style:list-style-name="L30">
      <style:paragraph-properties fo:margin-top="0cm" fo:margin-bottom="0cm" style:contextual-spacing="false"/>
    </style:style>
    <style:style style:name="P70" style:family="paragraph" style:parent-style-name="Text_20_body" style:list-style-name="L31"/>
    <style:style style:name="P71" style:family="paragraph" style:parent-style-name="Text_20_body" style:list-style-name="L31">
      <style:paragraph-properties fo:margin-top="0cm" fo:margin-bottom="0cm" style:contextual-spacing="false"/>
    </style:style>
    <style:style style:name="P72" style:family="paragraph" style:parent-style-name="Text_20_body" style:list-style-name="L32"/>
    <style:style style:name="P73" style:family="paragraph" style:parent-style-name="Text_20_body" style:list-style-name="L32">
      <style:paragraph-properties fo:margin-top="0cm" fo:margin-bottom="0cm" style:contextual-spacing="false"/>
    </style:style>
    <style:style style:name="P74" style:family="paragraph" style:parent-style-name="Text_20_body" style:list-style-name="L33"/>
    <style:style style:name="P75" style:family="paragraph" style:parent-style-name="Text_20_body" style:list-style-name="L33">
      <style:paragraph-properties fo:margin-top="0cm" fo:margin-bottom="0cm" style:contextual-spacing="false"/>
    </style:style>
    <style:style style:name="P76" style:family="paragraph" style:parent-style-name="Text_20_body" style:list-style-name="L34"/>
    <style:style style:name="P77" style:family="paragraph" style:parent-style-name="Text_20_body" style:list-style-name="L34">
      <style:paragraph-properties fo:margin-top="0cm" fo:margin-bottom="0cm" style:contextual-spacing="false"/>
    </style:style>
    <style:style style:name="P78" style:family="paragraph" style:parent-style-name="Text_20_body" style:list-style-name="L35"/>
    <style:style style:name="P79" style:family="paragraph" style:parent-style-name="Text_20_body" style:list-style-name="L35">
      <style:paragraph-properties fo:margin-top="0cm" fo:margin-bottom="0cm" style:contextual-spacing="false"/>
    </style:style>
    <style:style style:name="P80" style:family="paragraph" style:parent-style-name="Text_20_body" style:list-style-name="L36"/>
    <style:style style:name="P81" style:family="paragraph" style:parent-style-name="Text_20_body" style:list-style-name="L36">
      <style:paragraph-properties fo:margin-top="0cm" fo:margin-bottom="0cm" style:contextual-spacing="false"/>
    </style:style>
    <style:style style:name="P82" style:family="paragraph" style:parent-style-name="Text_20_body" style:list-style-name="L37"/>
    <style:style style:name="P83" style:family="paragraph" style:parent-style-name="Text_20_body" style:list-style-name="L37">
      <style:paragraph-properties fo:margin-top="0cm" fo:margin-bottom="0cm" style:contextual-spacing="false"/>
    </style:style>
    <style:style style:name="P84" style:family="paragraph" style:parent-style-name="Text_20_body" style:list-style-name="L38"/>
    <style:style style:name="P85" style:family="paragraph" style:parent-style-name="Text_20_body" style:list-style-name="L38">
      <style:paragraph-properties fo:margin-top="0cm" fo:margin-bottom="0cm" style:contextual-spacing="false"/>
    </style:style>
    <style:style style:name="P86" style:family="paragraph" style:parent-style-name="Text_20_body" style:list-style-name="L39"/>
    <style:style style:name="P87" style:family="paragraph" style:parent-style-name="Text_20_body" style:list-style-name="L39">
      <style:paragraph-properties fo:margin-top="0cm" fo:margin-bottom="0cm" style:contextual-spacing="false"/>
    </style:style>
    <style:style style:name="P88" style:family="paragraph" style:parent-style-name="Text_20_body" style:list-style-name="L40"/>
    <style:style style:name="P89" style:family="paragraph" style:parent-style-name="Text_20_body" style:list-style-name="L40">
      <style:paragraph-properties fo:margin-top="0cm" fo:margin-bottom="0cm" style:contextual-spacing="false"/>
    </style:style>
    <style:style style:name="P90" style:family="paragraph" style:parent-style-name="Text_20_body" style:list-style-name="L41"/>
    <style:style style:name="P91" style:family="paragraph" style:parent-style-name="Text_20_body" style:list-style-name="L41">
      <style:paragraph-properties fo:margin-top="0cm" fo:margin-bottom="0cm" style:contextual-spacing="false"/>
    </style:style>
    <style:style style:name="P92" style:family="paragraph" style:parent-style-name="Text_20_body" style:list-style-name="L42"/>
    <style:style style:name="P93" style:family="paragraph" style:parent-style-name="Text_20_body" style:list-style-name="L42">
      <style:paragraph-properties fo:margin-top="0cm" fo:margin-bottom="0cm" style:contextual-spacing="false"/>
    </style:style>
    <style:style style:name="P94" style:family="paragraph" style:parent-style-name="Text_20_body" style:list-style-name="L43"/>
    <style:style style:name="P95" style:family="paragraph" style:parent-style-name="Text_20_body" style:list-style-name="L43">
      <style:paragraph-properties fo:margin-top="0cm" fo:margin-bottom="0cm" style:contextual-spacing="false"/>
    </style:style>
    <style:style style:name="P96" style:family="paragraph" style:parent-style-name="Text_20_body" style:list-style-name="L44"/>
    <style:style style:name="P97" style:family="paragraph" style:parent-style-name="Text_20_body" style:list-style-name="L44">
      <style:paragraph-properties fo:margin-top="0cm" fo:margin-bottom="0cm" style:contextual-spacing="false"/>
    </style:style>
    <style:style style:name="P98" style:family="paragraph" style:parent-style-name="Text_20_body" style:list-style-name="L45"/>
    <style:style style:name="P99" style:family="paragraph" style:parent-style-name="Text_20_body" style:list-style-name="L45">
      <style:paragraph-properties fo:margin-top="0cm" fo:margin-bottom="0cm" style:contextual-spacing="false"/>
    </style:style>
    <style:style style:name="P100" style:family="paragraph" style:parent-style-name="Text_20_body" style:list-style-name="L46"/>
    <style:style style:name="P101" style:family="paragraph" style:parent-style-name="Text_20_body" style:list-style-name="L46">
      <style:paragraph-properties fo:margin-top="0cm" fo:margin-bottom="0cm" style:contextual-spacing="false"/>
    </style:style>
    <style:style style:name="P102" style:family="paragraph" style:parent-style-name="Text_20_body" style:list-style-name="L47"/>
    <style:style style:name="P103" style:family="paragraph" style:parent-style-name="Text_20_body" style:list-style-name="L47">
      <style:paragraph-properties fo:margin-top="0cm" fo:margin-bottom="0cm" style:contextual-spacing="false"/>
    </style:style>
    <style:style style:name="P104" style:family="paragraph" style:parent-style-name="Text_20_body" style:list-style-name="L48"/>
    <style:style style:name="P105" style:family="paragraph" style:parent-style-name="Text_20_body" style:list-style-name="L48">
      <style:paragraph-properties fo:margin-top="0cm" fo:margin-bottom="0cm" style:contextual-spacing="false"/>
    </style:style>
    <style:style style:name="P106" style:family="paragraph" style:parent-style-name="Text_20_body" style:list-style-name="L49"/>
    <style:style style:name="P107" style:family="paragraph" style:parent-style-name="Text_20_body" style:list-style-name="L49">
      <style:paragraph-properties fo:margin-top="0cm" fo:margin-bottom="0cm" style:contextual-spacing="false"/>
    </style:style>
    <style:style style:name="P108" style:family="paragraph" style:parent-style-name="Text_20_body" style:list-style-name="L50"/>
    <style:style style:name="P109" style:family="paragraph" style:parent-style-name="Text_20_body" style:list-style-name="L50">
      <style:paragraph-properties fo:margin-top="0cm" fo:margin-bottom="0cm" style:contextual-spacing="false"/>
    </style:style>
    <style:style style:name="P110" style:family="paragraph" style:parent-style-name="Text_20_body" style:list-style-name="L51"/>
    <style:style style:name="P111" style:family="paragraph" style:parent-style-name="Text_20_body" style:list-style-name="L51">
      <style:paragraph-properties fo:margin-top="0cm" fo:margin-bottom="0cm" style:contextual-spacing="false"/>
    </style:style>
    <style:style style:name="P112" style:family="paragraph" style:parent-style-name="Text_20_body" style:list-style-name="L52"/>
    <style:style style:name="P113" style:family="paragraph" style:parent-style-name="Text_20_body" style:list-style-name="L53"/>
    <style:style style:name="P114" style:family="paragraph" style:parent-style-name="Text_20_body" style:list-style-name="L53">
      <style:paragraph-properties fo:margin-top="0cm" fo:margin-bottom="0cm" style:contextual-spacing="false"/>
    </style:style>
    <style:style style:name="P115" style:family="paragraph" style:parent-style-name="Text_20_body" style:list-style-name="L54"/>
    <style:style style:name="P116" style:family="paragraph" style:parent-style-name="Text_20_body" style:list-style-name="L55"/>
    <style:style style:name="P117" style:family="paragraph" style:parent-style-name="Text_20_body" style:list-style-name="L55">
      <style:paragraph-properties fo:margin-top="0cm" fo:margin-bottom="0cm" style:contextual-spacing="false"/>
    </style:style>
    <style:style style:name="T1" style:family="text">
      <style:text-properties style:font-name="Times New Roman"/>
    </style:style>
    <style:style style:name="T2" style:family="text">
      <style:text-properties style:font-name="Times New Roman" officeooo:rsid="001c60a5"/>
    </style:style>
    <style:style style:name="T3" style:family="text">
      <style:text-properties style:font-name="Times New Roman" fo:font-weight="normal" style:font-weight-asian="normal" style:font-weight-complex="normal"/>
    </style:style>
    <style:style style:name="T4" style:family="text">
      <style:text-properties style:font-name="Times New Roman" fo:font-weight="normal" officeooo:rsid="001c60a5" style:font-weight-asian="normal" style:font-weight-complex="normal"/>
    </style:style>
    <style:style style:name="T5" style:family="text">
      <style:text-properties style:font-name="Times New Roman" fo:font-weight="normal" officeooo:rsid="001e2a89" style:font-weight-asian="normal" style:font-weight-complex="normal"/>
    </style:style>
    <style:style style:name="T6" style:family="text">
      <style:text-properties style:font-name="Times New Roman" officeooo:rsid="001e2a89"/>
    </style:style>
    <style:style style:name="T7" style:family="text">
      <style:text-properties style:font-name="Times New Roman" officeooo:rsid="002e0230"/>
    </style:style>
    <style:style style:name="T8" style:family="text">
      <style:text-properties officeooo:rsid="001c60a5"/>
    </style:style>
    <style:style style:name="T9" style:family="text">
      <style:text-properties fo:font-weight="normal" style:font-weight-asian="normal" style:font-weight-complex="normal"/>
    </style:style>
    <style:style style:name="T10" style:family="text">
      <style:text-properties fo:font-weight="normal" officeooo:rsid="001c60a5"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28db72" style:font-weight-asian="bold" style:font-weight-complex="bold"/>
    </style:style>
    <style:style style:name="T13" style:family="text">
      <style:text-properties fo:font-weight="bold" officeooo:rsid="002abfe5" style:font-weight-asian="bold" style:font-weight-complex="bold"/>
    </style:style>
    <style:style style:name="T14" style:family="text">
      <style:text-properties officeooo:rsid="00242b8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APPLICATION DE GESTION D'ENTREPRISE</text:span></text:p>
      <text:p text:style-name="P3"><text:span text:style-name="Strong_20_Emphasis"/></text:p>
      <text:p text:style-name="P3"><text:span text:style-name="Strong_20_Emphasis">Objectifs de l'Application de Gestion d'Entreprise :</text:span></text:p>
      <text:list xml:id="list2748691122" text:style-name="L1">
        <text:list-item>
          <text:p text:style-name="P27">Faciliter la gestion globale des opérations commerciales pour les entreprises de différentes tailles.</text:p>
        </text:list-item>
        <text:list-item>
          <text:p text:style-name="P26">Permettre aux dirigeants d'entreprise de prendre des décisions stratégiques basées sur des informations pertinentes et en temps réel.</text:p>
        </text:list-item>
      </text:list>
      <text:p text:style-name="Text_20_body"><text:span text:style-name="Strong_20_Emphasis">Fonctionnalités clés de l'Application de Gestion d'Entreprise :</text:span></text:p>
      <text:list xml:id="list3656318641" text:style-name="L2">
        <text:list-item>
          <text:p text:style-name="P28"><text:span text:style-name="Strong_20_Emphasis">Gestion des Ressources Humaines :</text:span></text:p>
          <text:list>
            <text:list-item>
              <text:p text:style-name="P29">Gestion complète des employés, y compris les dossiers personnels, les horaires de travail, les congés, les évaluations, etc.</text:p>
            </text:list-item>
            <text:list-item>
              <text:p text:style-name="P29">Suivi des performances individuelles et de l'équipe.</text:p>
            </text:list-item>
          </text:list>
        </text:list-item>
        <text:list-item>
          <text:p text:style-name="P28"><text:span text:style-name="Strong_20_Emphasis">Gestion des Ventes et du Marketing :</text:span></text:p>
          <text:list>
            <text:list-item>
              <text:p text:style-name="P29">Suivi des prospects, des clients et des partenaires commerciaux.</text:p>
            </text:list-item>
            <text:list-item>
              <text:p text:style-name="P29">Gestion du processus de vente, de la génération de leads à la conclusion des contrats.</text:p>
            </text:list-item>
            <text:list-item>
              <text:p text:style-name="P29">Suivi des campagnes marketing et de leur impact sur les ventes.</text:p>
            </text:list-item>
          </text:list>
        </text:list-item>
        <text:list-item>
          <text:p text:style-name="P28"><text:span text:style-name="Strong_20_Emphasis">Gestion des Finances :</text:span></text:p>
          <text:list>
            <text:list-item>
              <text:p text:style-name="P29">Comptabilité générale avec suivi des revenus, des dépenses, des actifs et des passifs.</text:p>
            </text:list-item>
            <text:list-item>
              <text:p text:style-name="P29">Génération de rapports financiers (bilan, compte de résultat, tableau de flux de trésorerie).</text:p>
            </text:list-item>
            <text:list-item>
              <text:p text:style-name="P29">Suivi des budgets et des prévisions.</text:p>
            </text:list-item>
          </text:list>
        </text:list-item>
        <text:list-item>
          <text:p text:style-name="P28"><text:span text:style-name="Strong_20_Emphasis">Gestion des Opérations :</text:span></text:p>
          <text:list>
            <text:list-item>
              <text:p text:style-name="P29">Suivi des stocks et des approvisionnements.</text:p>
            </text:list-item>
            <text:list-item>
              <text:p text:style-name="P29">Gestion de la production et des processus opérationnels.</text:p>
            </text:list-item>
            <text:list-item>
              <text:p text:style-name="P29">Gestion de la chaîne d'approvisionnement et des fournisseurs.</text:p>
            </text:list-item>
          </text:list>
        </text:list-item>
        <text:list-item>
          <text:p text:style-name="P28"><text:span text:style-name="Strong_20_Emphasis">Analyse des Données :</text:span></text:p>
          <text:list>
            <text:list-item>
              <text:p text:style-name="P29">Tableaux de bord et rapports personnalisés pour une vue d'ensemble de la performance de l'entreprise.</text:p>
            </text:list-item>
            <text:list-item>
              <text:p text:style-name="P29">Analyse des tendances, des données de vente et des métriques clés.</text:p>
            </text:list-item>
          </text:list>
        </text:list-item>
        <text:list-item>
          <text:p text:style-name="P28"><text:span text:style-name="Strong_20_Emphasis">Gestion de la Relation Client (CRM) :</text:span></text:p>
          <text:list>
            <text:list-item>
              <text:p text:style-name="P29">Suivi des interactions avec les clients.</text:p>
            </text:list-item>
            <text:list-item>
              <text:p text:style-name="P29">Gestion des contrats et des engagements clients.</text:p>
            </text:list-item>
            <text:list-item>
              <text:p text:style-name="P29">Analyse de la satisfaction client et des retours d'expérience.</text:p>
            </text:list-item>
          </text:list>
        </text:list-item>
        <text:list-item>
          <text:p text:style-name="P28"><text:span text:style-name="Strong_20_Emphasis">Gestion de Projet :</text:span></text:p>
          <text:list>
            <text:list-item>
              <text:p text:style-name="P29">Suivi des projets en cours, des tâches et des échéances.</text:p>
            </text:list-item>
            <text:list-item>
              <text:p text:style-name="P29">Attribution des ressources et suivi des progrès.</text:p>
            </text:list-item>
            <text:list-item>
              <text:p text:style-name="P29">Collaboration entre les membres de l'équipe.</text:p>
            </text:list-item>
          </text:list>
        </text:list-item>
        <text:list-item>
          <text:p text:style-name="P28"><text:span text:style-name="Strong_20_Emphasis">Gestion des Actifs :</text:span></text:p>
          <text:list>
            <text:list-item>
              <text:p text:style-name="P29">Suivi des actifs matériels de l'entreprise.</text:p>
            </text:list-item>
            <text:list-item>
              <text:p text:style-name="P29">Maintenance préventive et suivi des coûts d'entretien.</text:p>
            </text:list-item>
          </text:list>
        </text:list-item>
        <text:list-item>
          <text:p text:style-name="P28"><text:soft-page-break/><text:span text:style-name="Strong_20_Emphasis">Sécurité et Contrôle d'Accès :</text:span></text:p>
          <text:list>
            <text:list-item>
              <text:p text:style-name="P29">Gestion des rôles et des autorisations pour les différents niveaux d'accès des utilisateurs.</text:p>
            </text:list-item>
            <text:list-item>
              <text:p text:style-name="P28">Assurer la sécurité des données sensibles.</text:p>
            </text:list-item>
          </text:list>
        </text:list-item>
      </text:list>
      <text:p text:style-name="Text_20_body"><text:span text:style-name="Strong_20_Emphasis">Étapes pour aboutir au projet :</text:span></text:p>
      <text:p text:style-name="Text_20_body">Les étapes générales pour développer une application de gestion d'entreprise sont similaires à celles d'une petite entreprise, mais elles peuvent être plus complexes en raison de la taille et de la portée de l'entreprise. Voici les principales étapes :</text:p>
      <text:list xml:id="list3494706629" text:style-name="L3">
        <text:list-item>
          <text:p text:style-name="P30"><text:span text:style-name="Strong_20_Emphasis">Planification et Analyse :</text:span> Identifiez les besoins spécifiques de l'entreprise en effectuant des recherches, des entretiens avec les parties prenantes et des analyses approfondies.</text:p>
        </text:list-item>
        <text:list-item>
          <text:p text:style-name="P30"><text:span text:style-name="Strong_20_Emphasis">Conception :</text:span> Créez des maquettes et des spécifications détaillées de l'application, en tenant compte des flux de travail complexes de l'entreprise.</text:p>
        </text:list-item>
        <text:list-item>
          <text:p text:style-name="P30"><text:span text:style-name="Strong_20_Emphasis">Développement :</text:span> Commencez le développement en mettant l'accent sur la flexibilité et la scalabilité de l'application pour répondre aux besoins de l'entreprise à mesure qu'elle se développe.</text:p>
        </text:list-item>
        <text:list-item>
          <text:p text:style-name="P30"><text:span text:style-name="Strong_20_Emphasis">Tests :</text:span> Effectuez des tests rigoureux pour garantir la qualité et la sécurité de l'application.</text:p>
        </text:list-item>
        <text:list-item>
          <text:p text:style-name="P30"><text:span text:style-name="Strong_20_Emphasis">Déploiement :</text:span> Hébergez l'application sur des serveurs sécurisés et fiables pour assurer une disponibilité continue.</text:p>
        </text:list-item>
        <text:list-item>
          <text:p text:style-name="P30"><text:span text:style-name="Strong_20_Emphasis">Formation et Support :</text:span> Offrez une formation aux employés de l'entreprise pour les familiariser avec l'application. Assurez un support continu pour résoudre les problèmes éventuels.</text:p>
        </text:list-item>
        <text:list-item>
          <text:p text:style-name="P30"><text:span text:style-name="Strong_20_Emphasis">Migration de Données (si nécessaire) :</text:span> Si l'entreprise passe d'un ancien système à la nouvelle application, assurez-vous de migrer les données existantes de manière sûre et précise.</text:p>
        </text:list-item>
        <text:list-item>
          <text:p text:style-name="P30"><text:span text:style-name="Strong_20_Emphasis">Maintenance et Améliorations :</text:span> Assurez-vous de continuer à entretenir et à améliorer l'application en fonction des commentaires des utilisateurs et des changements dans les besoins de l'entreprise.</text:p>
        </text:list-item>
      </text:list>
      <text:p text:style-name="Text_20_body">Développer une application de gestion d'entreprise est un projet ambitieux, mais cela peut apporter d'énormes avantages en améliorant l'efficacité et la productivité globale de l'organisation. N'oubliez pas de collaborer étroitement avec les parties prenantes tout au long du processus de développement pour assurer le succès du projet. Bonne chance !</text:p>
      <text:p text:style-name="P12"/>
      <text:p text:style-name="P1">Détails sur chaque fonctionnalité</text:p>
      <text:p text:style-name="P2"/>
      <text:list xml:id="list556411040" text:style-name="L4">
        <text:list-item>
          <text:p text:style-name="P23">Gestion des Ressources Humaines</text:p>
        </text:list-item>
      </text:list>
      <text:p text:style-name="P24"/>
      <text:list xml:id="list449962701" text:style-name="L5">
        <text:list-item>
          <text:p text:style-name="P25"><text:span text:style-name="Strong_20_Emphasis"><text:span text:style-name="T1">Gestion des Employés :</text:span></text:span><text:span text:style-name="Strong_20_Emphasis"><text:span text:style-name="T3"> Cette fonctionnalité concerne la gestion complète des employés, de leur recrutement à leur départ éventuel de l'entreprise. Elle comprend la tenue des dossiers personnels, les informations de contact, les données contractuelles, les qualifications, les expériences professionnelles, etc. Elle facilite également le suivi des données relatives à </text:span></text:span><text:soft-page-break/><text:span text:style-name="Strong_20_Emphasis"><text:span text:style-name="T3">l'emploi tels que les dates d'entrée et de sortie, les changements de statut, les promotions, etc.</text:span></text:span></text:p>
        </text:list-item>
        <text:list-item>
          <text:p text:style-name="P31"><text:span text:style-name="Strong_20_Emphasis">Suivi des Performances :</text:span> Cette fonctionnalité permet aux responsables RH et aux gestionnaires de suivre les performances individuelles et de l'équipe. Elle peut inclure des évaluations périodiques, des objectifs individuels et collectifs, des feedbacks et des plans de développement.</text:p>
        </text:list-item>
        <text:list-item>
          <text:p text:style-name="P31"><text:span text:style-name="Strong_20_Emphasis">Gestion des Horaires de Travail et des Congés :</text:span> Cette fonctionnalité permet de gérer les horaires de travail des employés, les heures supplémentaires, les absences, les congés payés et les congés maladie. Elle facilite la planification des ressources et assure la conformité avec les politiques de l'entreprise et la législation du travail.</text:p>
        </text:list-item>
        <text:list-item>
          <text:p text:style-name="P31"><text:span text:style-name="Strong_20_Emphasis">Gestion de la Formation et du Développement :</text:span> Cette fonctionnalité concerne la planification et le suivi des programmes de formation et de développement professionnel pour les employés. Elle permet de gérer les sessions de formation, de suivre les progrès des employés et d'évaluer l'efficacité des programmes de formation.</text:p>
        </text:list-item>
        <text:list-item>
          <text:p text:style-name="P31"><text:span text:style-name="Strong_20_Emphasis">Gestion des Avantages Sociaux :</text:span> Cette fonctionnalité inclut la gestion des avantages sociaux tels que les assurances, les régimes de retraite, les congés parentaux, etc. Elle permet aux employés de faire des choix concernant leurs avantages et aux gestionnaires RH de suivre les coûts associés.</text:p>
        </text:list-item>
        <text:list-item>
          <text:p text:style-name="P31"><text:span text:style-name="Strong_20_Emphasis">Gestion des Relations Employeur-Employé :</text:span> Cette fonctionnalité facilite les communications et les interactions entre les employés et l'employeur. Elle peut inclure des enquêtes de satisfaction, des canaux de feedback, des notifications importantes, etc.</text:p>
        </text:list-item>
        <text:list-item>
          <text:p text:style-name="P32"><text:span text:style-name="Strong_20_Emphasis">Gestion des Événements RH :</text:span> Cette fonctionnalité concerne la gestion des événements liés aux ressources humaines tels que les promotions, les augmentations de salaire, les changements de rôles, les départs, etc. Elle assure un suivi efficace des processus liés aux changements d'emploi des employés.</text:p>
        </text:list-item>
        <text:list-item>
          <text:p text:style-name="P32"><text:span text:style-name="Strong_20_Emphasis"><text:span text:style-name="T8">Sécurité des Données RH :</text:span></text:span><text:span text:style-name="T10"> Cette fonctionnalité garantit la sécurité et la confidentialité des données personnelles des employés conformément aux lois et réglementations en vigueur.</text:span></text:p>
          <text:p text:style-name="P33">Une Application de Gestion des Ressources Humaines bien conçue simplifie et automatise ces processus, améliorant ainsi l'efficacité et l'efficacité globale de l'entreprise dans la gestion de ses ressources humaines. Cela permet également de créer un environnement de travail positif et propice à l'épanouissement des employés, favorisant ainsi la rétention des talents.</text:p>
        </text:list-item>
      </text:list>
      <text:p text:style-name="P6"/>
      <text:list xml:id="list201533281035514" text:continue-list="list556411040" text:style-name="L4">
        <text:list-item>
          <text:p text:style-name="P36"><text:span text:style-name="Strong_20_Emphasis"><text:span text:style-name="T2">Gestion des Ventes et du Marketing</text:span></text:span></text:p>
        </text:list-item>
      </text:list>
      <text:p text:style-name="P5"><text:span text:style-name="Strong_20_Emphasis"><text:span text:style-name="T4">La gestion des ventes et du marketing est un aspect crucial de la gestion d'entreprise, car cela concerne l'ensemble du processus de vente, de la génération de leads à la conclusion des contrats et à la fidélisation des clients. Voici des explications sur les fonctionnalités clés de l'Application de Gestion des Ventes et du Marketing :</text:span></text:span></text:p>
      <text:list xml:id="list3486692097" text:style-name="L6">
        <text:list-item>
          <text:p text:style-name="P38"><text:span text:style-name="Strong_20_Emphasis">Gestion des Prospects et des Clients :</text:span> Cette fonctionnalité permet de suivre les prospects, de gérer les informations sur les clients existants et de garder une trace de l'historique des interactions avec chaque client. Elle comprend les données de contact, les informations démographiques, les préférences, les besoins spécifiques, etc.</text:p>
        </text:list-item>
        <text:list-item>
          <text:p text:style-name="P38"><text:soft-page-break/><text:span text:style-name="Strong_20_Emphasis">Gestion du Processus de Vente :</text:span> Cette fonctionnalité facilite le suivi des opportunités de vente depuis leur création jusqu'à leur conclusion. Elle permet de suivre le parcours du client à travers les différentes étapes du processus de vente (prospection, présentation, négociation, clôture) et d'identifier les points d'achoppement éventuels.</text:p>
        </text:list-item>
        <text:list-item>
          <text:p text:style-name="P38"><text:span text:style-name="Strong_20_Emphasis">Suivi des Actions Marketing :</text:span> Cette fonctionnalité permet de suivre les campagnes marketing en cours, y compris les campagnes par e-mail, les publicités en ligne, les médias sociaux, etc. Elle fournit des analyses sur les performances des campagnes pour évaluer leur efficacité.</text:p>
        </text:list-item>
        <text:list-item>
          <text:p text:style-name="P38"><text:span text:style-name="Strong_20_Emphasis">Génération de Devis et de Factures :</text:span> Cette fonctionnalité facilite la création et la gestion des devis et des factures pour les clients. Elle peut inclure des modèles de devis/facture personnalisables et des options pour le suivi des paiements.</text:p>
        </text:list-item>
        <text:list-item>
          <text:p text:style-name="P38"><text:span text:style-name="Strong_20_Emphasis">Suivi des Performances des Ventes :</text:span> Cette fonctionnalité fournit des rapports et des analyses sur les performances de vente, les tendances des ventes, les indicateurs clés de performance (KPI), les marges bénéficiaires, etc.</text:p>
        </text:list-item>
        <text:list-item>
          <text:p text:style-name="P38"><text:span text:style-name="Strong_20_Emphasis">Gestion des Contacts Clients :</text:span> Cette fonctionnalité permet de gérer les listes de diffusion, les groupes de clients cibles, et facilite les communications ciblées avec les clients pour les campagnes de marketing.</text:p>
        </text:list-item>
        <text:list-item>
          <text:p text:style-name="P38"><text:span text:style-name="Strong_20_Emphasis">Gestion des Contrats et des Engagements Clients :</text:span> Cette fonctionnalité permet de gérer les contrats et les engagements avec les clients, y compris les dates d'expiration, les renouvellements, les termes et conditions, etc.</text:p>
        </text:list-item>
        <text:list-item>
          <text:p text:style-name="P38"><text:span text:style-name="Strong_20_Emphasis">Analyse de la Satisfaction Client :</text:span> Cette fonctionnalité permet de recueillir des feedbacks et des évaluations de la part des clients pour évaluer leur niveau de satisfaction et identifier les domaines d'amélioration.</text:p>
        </text:list-item>
        <text:list-item>
          <text:p text:style-name="P38"><text:span text:style-name="Strong_20_Emphasis">Gestion des Canaux de Vente :</text:span> Cette fonctionnalité concerne la gestion des différents canaux de vente tels que les ventes directes, les distributeurs, les revendeurs, etc.</text:p>
        </text:list-item>
        <text:list-item>
          <text:p text:style-name="P38"><text:span text:style-name="Strong_20_Emphasis">Système de Notifications :</text:span> Cette fonctionnalité peut inclure des notifications automatisées pour les rappels de paiement aux clients, les mises à jour d'état des commandes, etc.</text:p>
        </text:list-item>
      </text:list>
      <text:p text:style-name="Text_20_body">Une application de Gestion des Ventes et du Marketing bien intégrée aide à rationaliser les processus de vente, à optimiser les conversions et à améliorer les relations avec les clients, tout en permettant de prendre des décisions stratégiques basées sur les performances commerciales globales. Elle est essentielle pour assurer une croissance durable de l'entreprise et pour maintenir une réputation positive sur le marché.</text:p>
      <text:p text:style-name="P5"><text:span text:style-name="Strong_20_Emphasis"><text:span text:style-name="T4"/></text:span></text:p>
      <text:list xml:id="list201533093326657" text:continue-list="list201533281035514" text:style-name="L4">
        <text:list-item>
          <text:p text:style-name="P36"><text:span text:style-name="Strong_20_Emphasis"><text:span text:style-name="T2">Gestion des </text:span></text:span><text:span text:style-name="Strong_20_Emphasis"><text:span text:style-name="T6">finances</text:span></text:span></text:p>
        </text:list-item>
      </text:list>
      <text:p text:style-name="P5"><text:span text:style-name="Strong_20_Emphasis"><text:span text:style-name="T5">La gestion des finances est un aspect critique de la gestion d'entreprise, car elle concerne la surveillance, l'analyse et la gestion des ressources financières de l'entreprise. Voici des explications sur les fonctionnalités clés de l'Application de Gestion des Finances :</text:span></text:span></text:p>
      <text:list xml:id="list964578108" text:style-name="L7">
        <text:list-item>
          <text:p text:style-name="P39"><text:span text:style-name="Strong_20_Emphasis">Comptabilité Générale :</text:span> Cette fonctionnalité permet de suivre les transactions financières de l'entreprise, y compris les revenus, les dépenses, les actifs et les passifs. Elle inclut la <text:soft-page-break/>comptabilisation des opérations dans les livres comptables, tels que le grand livre, le livre-journal et le bilan comptable.</text:p>
        </text:list-item>
        <text:list-item>
          <text:p text:style-name="P39"><text:span text:style-name="Strong_20_Emphasis">Suivi des Revenus :</text:span> Cette fonctionnalité facilite l'enregistrement et le suivi des revenus générés par l'entreprise, y compris les ventes de produits/services, les paiements des clients, les revenus d'investissement, etc.</text:p>
        </text:list-item>
        <text:list-item>
          <text:p text:style-name="P39"><text:span text:style-name="Strong_20_Emphasis">Suivi des Dépenses :</text:span> Cette fonctionnalité permet d'enregistrer les dépenses engagées par l'entreprise, telles que les achats de matières premières, les salaires, les frais généraux, etc.</text:p>
        </text:list-item>
        <text:list-item>
          <text:p text:style-name="P39"><text:span text:style-name="Strong_20_Emphasis">Génération de Rapports Financiers :</text:span> Cette fonctionnalité permet de générer des rapports financiers clés tels que le bilan, le compte de résultat, le tableau de flux de trésorerie, les rapports de rentabilité, etc. Ces rapports aident les dirigeants d'entreprise à évaluer la santé financière de l'entreprise et à prendre des décisions éclairées.</text:p>
        </text:list-item>
        <text:list-item>
          <text:p text:style-name="P39"><text:span text:style-name="Strong_20_Emphasis">Suivi des Budgets :</text:span> Cette fonctionnalité facilite le suivi des budgets prévus et réels de l'entreprise. Elle permet de comparer les performances réelles par rapport aux projections budgétaires et d'identifier les écarts éventuels.</text:p>
        </text:list-item>
        <text:list-item>
          <text:p text:style-name="P39"><text:span text:style-name="Strong_20_Emphasis">Gestion des Factures et des Paiements :</text:span> Cette fonctionnalité facilite la gestion des factures clients, des factures fournisseurs et des paiements associés. Elle peut inclure des fonctionnalités pour suivre les délais de paiement et gérer les rappels de paiement.</text:p>
        </text:list-item>
        <text:list-item>
          <text:p text:style-name="P39"><text:span text:style-name="Strong_20_Emphasis">Suivi des Flux de Trésorerie :</text:span> Cette fonctionnalité permet de suivre les entrées et sorties de trésorerie de l'entreprise, assurant ainsi une gestion efficace de la trésorerie et la prise de décisions éclairées concernant les investissements et les dépenses.</text:p>
        </text:list-item>
        <text:list-item>
          <text:p text:style-name="P39"><text:span text:style-name="Strong_20_Emphasis">Gestion des Impôts :</text:span> Cette fonctionnalité facilite la gestion des obligations fiscales de l'entreprise, y compris le calcul et le paiement des impôts tels que l'impôt sur le revenu, la TVA, etc.</text:p>
        </text:list-item>
        <text:list-item>
          <text:p text:style-name="P39"><text:span text:style-name="Strong_20_Emphasis">Gestion des Actifs Financiers :</text:span> Cette fonctionnalité concerne le suivi des investissements de l'entreprise, tels que les actions, les obligations, les dépôts bancaires, etc.</text:p>
        </text:list-item>
        <text:list-item>
          <text:p text:style-name="P39"><text:span text:style-name="Strong_20_Emphasis">Analyse Financière :</text:span> Cette fonctionnalité permet d'effectuer une analyse financière approfondie de l'entreprise, y compris des ratios financiers, des tendances financières, des prévisions, etc.</text:p>
        </text:list-item>
      </text:list>
      <text:p text:style-name="Text_20_body">Une application de Gestion des Finances bien conçue est cruciale pour assurer la stabilité financière de l'entreprise, prendre des décisions stratégiques avisées, et respecter les obligations réglementaires et fiscales. Elle fournit aux dirigeants d'entreprise les informations financières nécessaires pour gérer efficacement les ressources et maximiser la rentabilité de l'entreprise.</text:p>
      <text:p text:style-name="P5"/>
      <text:list xml:id="list201532117310602" text:continue-list="list201533093326657" text:style-name="L4">
        <text:list-item>
          <text:p text:style-name="P37"><text:span text:style-name="Strong_20_Emphasis"><text:span text:style-name="T2">Gestion des Opérations</text:span></text:span></text:p>
        </text:list-item>
      </text:list>
      <text:p text:style-name="P13"><text:span text:style-name="Strong_20_Emphasis"><text:span text:style-name="T4">La gestion des opérations est un aspect essentiel de la gestion d'entreprise, car elle concerne la planification, l'exécution et le contrôle des activités opérationnelles de l'entreprise. Voici des explications sur les fonctionnalités clés de l'Application de Gestion des Opérations :</text:span></text:span></text:p>
      <text:list xml:id="list2495164189" text:style-name="L8">
        <text:list-item>
          <text:p text:style-name="P40"><text:span text:style-name="Strong_20_Emphasis">Suivi des Stocks et des Approvisionnements :</text:span> Cette fonctionnalité permet de suivre les niveaux de stock des produits et des matières premières. Elle facilite également le suivi des <text:soft-page-break/>approvisionnements pour s'assurer que les stocks sont suffisants pour répondre à la demande.</text:p>
        </text:list-item>
        <text:list-item>
          <text:p text:style-name="P40"><text:span text:style-name="Strong_20_Emphasis">Gestion de la Production :</text:span> Cette fonctionnalité concerne la planification et la gestion de la production des biens ou des services de l'entreprise. Elle peut inclure le suivi des ordres de production, la gestion des délais de production et le suivi des coûts de production.</text:p>
        </text:list-item>
        <text:list-item>
          <text:p text:style-name="P40"><text:span text:style-name="Strong_20_Emphasis">Gestion de la Chaîne d'Approvisionnement :</text:span> Cette fonctionnalité permet de gérer l'ensemble du processus d'approvisionnement, depuis la sélection des fournisseurs jusqu'à la livraison des produits ou services aux clients. Elle vise à optimiser l'efficacité de la chaîne d'approvisionnement et à réduire les coûts.</text:p>
        </text:list-item>
        <text:list-item>
          <text:p text:style-name="P40"><text:span text:style-name="Strong_20_Emphasis">Planification des Ressources :</text:span> Cette fonctionnalité concerne la planification des ressources nécessaires pour les activités opérationnelles, y compris les ressources humaines, les équipements, les matières premières, etc.</text:p>
        </text:list-item>
        <text:list-item>
          <text:p text:style-name="P40"><text:span text:style-name="Strong_20_Emphasis">Gestion des Commandes Clients :</text:span> Cette fonctionnalité facilite le suivi des commandes des clients depuis leur réception jusqu'à leur livraison. Elle assure une gestion fluide du processus de commande et fournit des mises à jour en temps réel aux clients.</text:p>
        </text:list-item>
        <text:list-item>
          <text:p text:style-name="P40"><text:span text:style-name="Strong_20_Emphasis">Suivi des Performances Opérationnelles :</text:span> Cette fonctionnalité permet de suivre les performances opérationnelles de l'entreprise, y compris les temps de cycle, la productivité, l'utilisation des ressources, etc.</text:p>
        </text:list-item>
        <text:list-item>
          <text:p text:style-name="P40"><text:span text:style-name="Strong_20_Emphasis">Gestion des Projets :</text:span> Cette fonctionnalité permet de gérer les projets internes de l'entreprise, y compris la planification des tâches, l'attribution des ressources, le suivi des délais, etc.</text:p>
        </text:list-item>
        <text:list-item>
          <text:p text:style-name="P40"><text:span text:style-name="Strong_20_Emphasis">Gestion de la Qualité :</text:span> Cette fonctionnalité vise à assurer la qualité des produits ou services de l'entreprise en mettant en place des procédures de contrôle de la qualité et en suivant les normes de qualité.</text:p>
        </text:list-item>
        <text:list-item>
          <text:p text:style-name="P40"><text:span text:style-name="Strong_20_Emphasis">Maintenance Préventive :</text:span> Cette fonctionnalité permet de planifier et de suivre la maintenance préventive des équipements et des machines de l'entreprise pour éviter les pannes et les temps d'arrêt imprévus.</text:p>
        </text:list-item>
        <text:list-item>
          <text:p text:style-name="P40"><text:span text:style-name="Strong_20_Emphasis">Gestion des Retours et des Réclamations :</text:span> Cette fonctionnalité concerne la gestion des retours de produits défectueux ou insatisfaisants, ainsi que la gestion des réclamations des clients.</text:p>
        </text:list-item>
      </text:list>
      <text:p text:style-name="Text_20_body">Une application de Gestion des Opérations bien intégrée permet d'optimiser l'efficacité des processus opérationnels de l'entreprise, de réduire les coûts, de minimiser les temps d'arrêt et d'améliorer la qualité des produits ou services offerts aux clients. Elle joue un rôle clé dans la réalisation des objectifs opérationnels de l'entreprise et contribue à sa compétitivité sur le marché.</text:p>
      <text:p text:style-name="P13"/>
      <text:list xml:id="list201532878342827" text:continue-list="list201532117310602" text:style-name="L4">
        <text:list-item>
          <text:p text:style-name="P41"><text:s/><text:span text:style-name="T11">Analyse des Données</text:span></text:p>
        </text:list-item>
      </text:list>
      <text:p text:style-name="P7">L'analyse des données est un aspect essentiel de la gestion d'entreprise, car elle permet d'extraire des informations pertinentes et des insights à partir des données collectées par l'entreprise. Voici des explications sur les fonctionnalités clés de l'Application d'Analyse des Données :</text:p>
      <text:list xml:id="list2593671298" text:style-name="L9">
        <text:list-item>
          <text:p text:style-name="P42"><text:soft-page-break/><text:span text:style-name="Strong_20_Emphasis">Tableaux de Bord et Rapports :</text:span> Cette fonctionnalité permet de créer des tableaux de bord interactifs et des rapports personnalisés pour visualiser les données clés de l'entreprise. Les tableaux de bord offrent une vue d'ensemble des performances et des métriques importantes, tandis que les rapports fournissent des analyses approfondies sur des aspects spécifiques de l'entreprise.</text:p>
        </text:list-item>
        <text:list-item>
          <text:p text:style-name="P42"><text:span text:style-name="Strong_20_Emphasis">Analyse des Tendances :</text:span> Cette fonctionnalité permet de suivre les tendances au fil du temps en analysant les données historiques. Elle aide à identifier les schémas récurrents et à prendre des décisions basées sur des prévisions.</text:p>
        </text:list-item>
        <text:list-item>
          <text:p text:style-name="P42"><text:span text:style-name="Strong_20_Emphasis">Analyse des Performances :</text:span> Cette fonctionnalité permet d'analyser les performances de l'entreprise sur la base des métriques clés, telles que les ventes, les revenus, la rentabilité, etc. Elle fournit une évaluation globale de la santé de l'entreprise.</text:p>
        </text:list-item>
        <text:list-item>
          <text:p text:style-name="P42"><text:span text:style-name="Strong_20_Emphasis">Analyse Prédictive :</text:span> Cette fonctionnalité utilise des algorithmes et des modèles statistiques pour prédire les résultats futurs de l'entreprise. Elle peut aider à identifier les opportunités et les risques potentiels.</text:p>
        </text:list-item>
        <text:list-item>
          <text:p text:style-name="P42"><text:span text:style-name="Strong_20_Emphasis">Analyse de Segmentation :</text:span> Cette fonctionnalité consiste à segmenter les clients ou les données en groupes homogènes pour mieux comprendre les différents segments et adapter les stratégies en conséquence.</text:p>
        </text:list-item>
        <text:list-item>
          <text:p text:style-name="P42"><text:span text:style-name="Strong_20_Emphasis">Analyse du Sentiment :</text:span> Cette fonctionnalité permet d'analyser les commentaires des clients, les avis et les rétroactions pour évaluer le sentiment général à l'égard de l'entreprise et de ses produits/services.</text:p>
        </text:list-item>
        <text:list-item>
          <text:p text:style-name="P42"><text:span text:style-name="Strong_20_Emphasis">Analyse de Rentabilité :</text:span> Cette fonctionnalité permet d'analyser la rentabilité des différents produits, services ou projets de l'entreprise. Elle aide à identifier les activités les plus rentables et celles qui nécessitent des améliorations.</text:p>
        </text:list-item>
        <text:list-item>
          <text:p text:style-name="P42"><text:span text:style-name="Strong_20_Emphasis">Exploration de Données :</text:span> Cette fonctionnalité permet d'explorer les données de manière interactive pour découvrir des modèles et des relations cachées.</text:p>
        </text:list-item>
        <text:list-item>
          <text:p text:style-name="P42"><text:span text:style-name="Strong_20_Emphasis">Analyse des Données en Temps Réel :</text:span> Cette fonctionnalité permet d'effectuer des analyses en temps réel sur les données fraîchement collectées, ce qui peut être essentiel pour prendre des décisions rapides et informées.</text:p>
        </text:list-item>
        <text:list-item>
          <text:p text:style-name="P42"><text:span text:style-name="Strong_20_Emphasis">Sécurité et Confidentialité des Données :</text:span> Cette fonctionnalité garantit la sécurité et la confidentialité des données analysées, en veillant à ce qu'elles soient accessibles uniquement aux personnes autorisées.</text:p>
        </text:list-item>
      </text:list>
      <text:p text:style-name="Text_20_body">Une application d'Analyse des Données bien conçue et puissante peut transformer des données brutes en informations précieuses pour soutenir les décisions stratégiques de l'entreprise. Elle offre une meilleure compréhension du comportement des clients, des tendances du marché, de la performance des produits/services et permet de prendre des décisions éclairées pour améliorer l'efficacité opérationnelle et augmenter la rentabilité globale de l'entreprise.</text:p>
      <text:p text:style-name="P7"/>
      <text:list xml:id="list201533574614567" text:continue-list="list201532878342827" text:style-name="L4">
        <text:list-item>
          <text:p text:style-name="P43">Gestion de la Relation Client (CRM)</text:p>
        </text:list-item>
      </text:list>
      <text:p text:style-name="P7">La gestion de la relation client (CRM) est un aspect clé de la gestion d'entreprise, car elle concerne la gestion des interactions et des relations avec les clients tout au long du cycle de vie du client. <text:soft-page-break/>Voici des explications sur les fonctionnalités clés de l'Application de Gestion de la Relation Client (CRM) :</text:p>
      <text:list xml:id="list1632841315" text:style-name="L10">
        <text:list-item>
          <text:p text:style-name="P44"><text:span text:style-name="Strong_20_Emphasis">Suivi des Interactions avec les Clients :</text:span> Cette fonctionnalité permet de suivre toutes les interactions des clients avec l'entreprise, qu'il s'agisse d'appels téléphoniques, de courriers électroniques, de chats en ligne ou d'interactions en personne. Elle permet de conserver un historique complet de toutes les interactions pour une meilleure compréhension des besoins et des préférences des clients.</text:p>
        </text:list-item>
        <text:list-item>
          <text:p text:style-name="P44"><text:span text:style-name="Strong_20_Emphasis">Gestion des Données Clients :</text:span> Cette fonctionnalité centralise toutes les informations clients, y compris les données de contact, les informations démographiques, les historiques d'achat, les préférences, etc. Elle permet aux équipes de vente et de service client d'accéder facilement à ces données pour une meilleure personnalisation des interactions.</text:p>
        </text:list-item>
        <text:list-item>
          <text:p text:style-name="P44"><text:span text:style-name="Strong_20_Emphasis">Gestion des Contrats et des Engagements Clients :</text:span> Cette fonctionnalité facilite la gestion des contrats et des engagements avec les clients, y compris les termes et conditions, les renouvellements, les ententes spéciales, etc.</text:p>
        </text:list-item>
        <text:list-item>
          <text:p text:style-name="P44"><text:span text:style-name="Strong_20_Emphasis">Analyse de la Satisfaction Client :</text:span> Cette fonctionnalité permet de collecter des feedbacks et des évaluations de la part des clients pour évaluer leur niveau de satisfaction et identifier les domaines d'amélioration.</text:p>
        </text:list-item>
        <text:list-item>
          <text:p text:style-name="P44"><text:span text:style-name="Strong_20_Emphasis">Gestion des Campagnes Marketing :</text:span> Cette fonctionnalité permet de gérer les campagnes marketing ciblées pour attirer de nouveaux clients et fidéliser les clients existants. Elle permet de suivre l'efficacité des campagnes et de mesurer leur impact sur l'acquisition de clients.</text:p>
        </text:list-item>
        <text:list-item>
          <text:p text:style-name="P44"><text:span text:style-name="Strong_20_Emphasis">Gestion des Leads et des Opportunités :</text:span> Cette fonctionnalité permet de suivre les leads (prospects) et les opportunités de vente. Elle aide à prioriser les leads les plus prometteurs et à les convertir en opportunités de vente.</text:p>
        </text:list-item>
        <text:list-item>
          <text:p text:style-name="P44"><text:span text:style-name="Strong_20_Emphasis">Automatisation des Processus :</text:span> Cette fonctionnalité automatise les processus et les workflows liés à la gestion des clients, ce qui permet de gagner du temps et d'améliorer l'efficacité.</text:p>
        </text:list-item>
        <text:list-item>
          <text:p text:style-name="P44"><text:span text:style-name="Strong_20_Emphasis">Gestion des Services Après-Vente :</text:span> Cette fonctionnalité permet de gérer le support client, les demandes de service après-vente, les retours de produits et les problèmes techniques.</text:p>
        </text:list-item>
        <text:list-item>
          <text:p text:style-name="P44"><text:span text:style-name="Strong_20_Emphasis">Suivi des Performances du Service Client :</text:span> Cette fonctionnalité permet de suivre les performances du service client, y compris les temps de réponse, les résolutions des problèmes, les niveaux de satisfaction, etc.</text:p>
        </text:list-item>
        <text:list-item>
          <text:p text:style-name="P44"><text:span text:style-name="Strong_20_Emphasis">Intégration avec d'autres Systèmes :</text:span> Cette fonctionnalité permet d'intégrer le CRM avec d'autres systèmes de l'entreprise, tels que les systèmes de gestion des ventes, de comptabilité, de marketing, etc., pour une vue d'ensemble et une gestion cohérente des données clients.</text:p>
        </text:list-item>
      </text:list>
      <text:p text:style-name="Text_20_body">Une application de Gestion de la Relation Client (CRM) bien conçue aide à améliorer la satisfaction des clients, à renforcer la fidélité des clients existants, à augmenter les ventes et à développer de nouvelles opportunités commerciales. Elle permet également aux équipes de vente et de service client de travailler de manière plus efficace et de fournir un service de qualité supérieure aux clients, ce qui contribue à la croissance globale de l'entreprise.</text:p>
      <text:p text:style-name="P7"><text:soft-page-break/></text:p>
      <text:list xml:id="list201533238927675" text:continue-list="list201533574614567" text:style-name="L4">
        <text:list-item>
          <text:p text:style-name="P43">Gestion de Projet</text:p>
        </text:list-item>
      </text:list>
      <text:p text:style-name="P7">La gestion de projet est un aspect essentiel de la gestion d'entreprise, car elle concerne la planification, l'organisation et la supervision de projets spécifiques pour atteindre des objectifs définis. Voici des explications sur les fonctionnalités clés de l'Application de Gestion de Projet :</text:p>
      <text:list xml:id="list2056813520" text:style-name="L11">
        <text:list-item>
          <text:p text:style-name="P45"><text:span text:style-name="Strong_20_Emphasis">Planification des Tâches :</text:span> Cette fonctionnalité permet de planifier les tâches et les activités du projet, en définissant les délais, les ressources nécessaires et les dépendances entre les tâches.</text:p>
        </text:list-item>
        <text:list-item>
          <text:p text:style-name="P45"><text:span text:style-name="Strong_20_Emphasis">Gestion des Ressources :</text:span> Cette fonctionnalité concerne la gestion des ressources humaines, matérielles et financières nécessaires pour mener à bien le projet. Elle assure que les ressources sont allouées de manière optimale pour éviter les surcharges ou les retards.</text:p>
        </text:list-item>
        <text:list-item>
          <text:p text:style-name="P45"><text:span text:style-name="Strong_20_Emphasis">Attribution des Tâches :</text:span> Cette fonctionnalité permet d'attribuer des tâches spécifiques aux membres de l'équipe, en tenant compte de leurs compétences et de leur charge de travail.</text:p>
        </text:list-item>
        <text:list-item>
          <text:p text:style-name="P45"><text:span text:style-name="Strong_20_Emphasis">Suivi des Progrès :</text:span> Cette fonctionnalité facilite le suivi en temps réel des progrès du projet, des tâches achevées et de celles en cours, pour évaluer la performance du projet par rapport au planning initial.</text:p>
        </text:list-item>
        <text:list-item>
          <text:p text:style-name="P45"><text:span text:style-name="Strong_20_Emphasis">Gestion des Échéances :</text:span> Cette fonctionnalité permet de suivre les délais du projet et d'envoyer des rappels aux membres de l'équipe pour s'assurer que les échéances sont respectées.</text:p>
        </text:list-item>
        <text:list-item>
          <text:p text:style-name="P45"><text:span text:style-name="Strong_20_Emphasis">Collaboration et Communication :</text:span> Cette fonctionnalité facilite la collaboration entre les membres de l'équipe en offrant des outils de communication tels que le partage de documents, les commentaires, les discussions en ligne, etc.</text:p>
        </text:list-item>
        <text:list-item>
          <text:p text:style-name="P45"><text:span text:style-name="Strong_20_Emphasis">Gestion des Risques :</text:span> Cette fonctionnalité permet d'identifier, d'évaluer et de gérer les risques potentiels du projet afin de les atténuer et de garantir le succès du projet.</text:p>
        </text:list-item>
        <text:list-item>
          <text:p text:style-name="P45"><text:span text:style-name="Strong_20_Emphasis">Budget et Coûts :</text:span> Cette fonctionnalité concerne la gestion du budget du projet, le suivi des coûts et des dépenses, et l'identification des écarts par rapport aux prévisions budgétaires.</text:p>
        </text:list-item>
        <text:list-item>
          <text:p text:style-name="P45"><text:span text:style-name="Strong_20_Emphasis">Gestion de la Qualité :</text:span> Cette fonctionnalité vise à assurer la qualité du travail accompli dans le cadre du projet, en mettant en place des contrôles qualité et des mécanismes d'assurance qualité.</text:p>
        </text:list-item>
        <text:list-item>
          <text:p text:style-name="P45"><text:span text:style-name="Strong_20_Emphasis">Rapports et Analyses :</text:span> Cette fonctionnalité permet de générer des rapports sur l'avancement du projet, les performances de l'équipe et l'utilisation des ressources. Elle fournit des données importantes pour les prises de décisions et la communication avec les parties prenantes.</text:p>
        </text:list-item>
      </text:list>
      <text:p text:style-name="Text_20_body">Une application de Gestion de Projet bien conçue est essentielle pour assurer l'efficacité et la réussite des projets de l'entreprise. Elle permet de garder une vue d'ensemble sur les activités du projet, d'identifier les éventuels problèmes ou retards, et de prendre des mesures correctives pour respecter les délais et les objectifs. Elle favorise également la collaboration entre les membres de l'équipe et aide à gérer efficacement les ressources pour maximiser la productivité du projet.</text:p>
      <text:p text:style-name="P7"/>
      <text:p text:style-name="P7"><text:soft-page-break/></text:p>
      <text:list xml:id="list201532373785666" text:continue-list="list201533238927675" text:style-name="L4">
        <text:list-item>
          <text:p text:style-name="P43">Gestion des Actifs</text:p>
        </text:list-item>
      </text:list>
      <text:p text:style-name="P7">La gestion des actifs est un aspect important de la gestion d'entreprise, car elle concerne la gestion et l'optimisation des actifs physiques et financiers de l'entreprise. Voici des explications sur les fonctionnalités clés de l'Application de Gestion des Actifs :</text:p>
      <text:list xml:id="list572376995" text:style-name="L12">
        <text:list-item>
          <text:p text:style-name="P46"><text:span text:style-name="Strong_20_Emphasis">Inventaire des Actifs :</text:span> Cette fonctionnalité permet de suivre et de répertorier tous les actifs de l'entreprise, qu'il s'agisse d'actifs physiques tels que les équipements, les machines, les véhicules, etc., ou d'actifs financiers tels que les investissements, les stocks, etc.</text:p>
        </text:list-item>
        <text:list-item>
          <text:p text:style-name="P46"><text:span text:style-name="Strong_20_Emphasis">Gestion des Actifs Physiques :</text:span> Cette fonctionnalité concerne la gestion des actifs physiques de l'entreprise tout au long de leur cycle de vie, de l'acquisition à la disposition. Elle permet de suivre leur état, leur utilisation, leur maintenance et leur mise à jour.</text:p>
        </text:list-item>
        <text:list-item>
          <text:p text:style-name="P46"><text:span text:style-name="Strong_20_Emphasis">Suivi de la Localisation :</text:span> Cette fonctionnalité permet de suivre la localisation physique des actifs, en particulier pour les entreprises ayant des actifs déployés sur plusieurs sites ou succursales.</text:p>
        </text:list-item>
        <text:list-item>
          <text:p text:style-name="P46"><text:span text:style-name="Strong_20_Emphasis">Maintenance des Actifs :</text:span> Cette fonctionnalité facilite la planification et le suivi de la maintenance préventive et corrective des actifs physiques pour prolonger leur durée de vie utile et éviter les temps d'arrêt imprévus.</text:p>
        </text:list-item>
        <text:list-item>
          <text:p text:style-name="P46"><text:span text:style-name="Strong_20_Emphasis">Gestion des Contrats de Location :</text:span> Cette fonctionnalité permet de gérer les contrats de location pour les actifs loués par l'entreprise, en suivant les échéances, les paiements et les conditions contractuelles.</text:p>
        </text:list-item>
        <text:list-item>
          <text:p text:style-name="P46"><text:span text:style-name="Strong_20_Emphasis">Évaluation des Actifs :</text:span> Cette fonctionnalité permet d'évaluer la valeur des actifs de l'entreprise, en particulier pour les actifs financiers tels que les actions, les obligations, etc.</text:p>
        </text:list-item>
        <text:list-item>
          <text:p text:style-name="P46"><text:span text:style-name="Strong_20_Emphasis">Gestion des Garanties :</text:span> Cette fonctionnalité permet de suivre les garanties associées aux actifs, de gérer les réparations sous garantie et de s'assurer que les actifs sont couverts en cas de défaillance.</text:p>
        </text:list-item>
        <text:list-item>
          <text:p text:style-name="P46"><text:span text:style-name="Strong_20_Emphasis">Analyse de Performance des Actifs :</text:span> Cette fonctionnalité permet d'analyser la performance des actifs, y compris leur rentabilité, leur utilisation et leur coût d'exploitation.</text:p>
        </text:list-item>
        <text:list-item>
          <text:p text:style-name="P46"><text:span text:style-name="Strong_20_Emphasis">Gestion des Risques des Actifs :</text:span> Cette fonctionnalité concerne l'identification et la gestion des risques liés aux actifs, tels que les risques de dépréciation, de vol, de dommages, etc.</text:p>
        </text:list-item>
        <text:list-item>
          <text:p text:style-name="P46"><text:span text:style-name="Strong_20_Emphasis">Gestion des Actifs Intangibles :</text:span> Cette fonctionnalité concerne la gestion des actifs intangibles tels que les brevets, les marques, les droits d'auteur, les logiciels, etc.</text:p>
        </text:list-item>
      </text:list>
      <text:p text:style-name="Text_20_body">Une application de Gestion des Actifs bien conçue permet à l'entreprise de gérer efficacement ses actifs, d'optimiser leur utilisation, de minimiser les coûts d'entretien et de prendre des décisions éclairées concernant les investissements dans de nouveaux actifs. Cela aide également à assurer la conformité réglementaire et à améliorer la gestion globale du patrimoine de l'entreprise.</text:p>
      <text:p text:style-name="P7"/>
      <text:list xml:id="list201533810232846" text:continue-list="list201532373785666" text:style-name="L4">
        <text:list-item>
          <text:p text:style-name="P43">Sécurité et Contrôle d'Accès</text:p>
        </text:list-item>
      </text:list>
      <text:p text:style-name="P7">La sécurité et le contrôle d'accès sont des aspects essentiels de la gestion d'entreprise, car ils concernent la protection des données, des ressources et des informations sensibles de l'entreprise <text:soft-page-break/>contre tout accès non autorisé. Voici des explications sur les fonctionnalités clés de l'Application de Sécurité et Contrôle d'Accès :</text:p>
      <text:list xml:id="list2778594801" text:style-name="L13">
        <text:list-item>
          <text:p text:style-name="P47"><text:span text:style-name="Strong_20_Emphasis">Gestion des Identifiants d'Utilisateur :</text:span> Cette fonctionnalité permet de créer, gérer et attribuer des identifiants d'accès uniques à chaque utilisateur de l'entreprise. Cela garantit que seules les personnes autorisées ont accès aux ressources appropriées.</text:p>
        </text:list-item>
        <text:list-item>
          <text:p text:style-name="P47"><text:span text:style-name="Strong_20_Emphasis">Contrôle des Niveaux d'Accès :</text:span> Cette fonctionnalité permet de définir différents niveaux d'accès en fonction des rôles et des responsabilités de chaque utilisateur. Les utilisateurs ont uniquement accès aux informations et aux fonctionnalités qui sont nécessaires pour leur travail.</text:p>
        </text:list-item>
        <text:list-item>
          <text:p text:style-name="P47"><text:span text:style-name="Strong_20_Emphasis">Authentification Multi-facteur :</text:span> Cette fonctionnalité ajoute une couche de sécurité supplémentaire en exigeant que les utilisateurs fournissent plusieurs formes d'identification pour accéder aux systèmes de l'entreprise, telles qu'un mot de passe, un code d'accès sur smartphone ou une empreinte digitale.</text:p>
        </text:list-item>
        <text:list-item>
          <text:p text:style-name="P47"><text:span text:style-name="Strong_20_Emphasis">Audit et Journalisation :</text:span> Cette fonctionnalité enregistre toutes les activités d'accès et d'utilisation des ressources de l'entreprise, permettant ainsi une traçabilité complète des actions effectuées par chaque utilisateur.</text:p>
        </text:list-item>
        <text:list-item>
          <text:p text:style-name="P47"><text:span text:style-name="Strong_20_Emphasis">Protection des Données :</text:span> Cette fonctionnalité assure la protection des données de l'entreprise en utilisant des méthodes de chiffrement et de sécurisation des informations sensibles.</text:p>
        </text:list-item>
        <text:list-item>
          <text:p text:style-name="P47"><text:span text:style-name="Strong_20_Emphasis">Gestion des Périphériques :</text:span> Cette fonctionnalité permet de gérer les périphériques utilisés par les employés pour accéder aux systèmes de l'entreprise, tels que les ordinateurs portables, les smartphones, etc.</text:p>
        </text:list-item>
        <text:list-item>
          <text:p text:style-name="P47"><text:span text:style-name="Strong_20_Emphasis">Contrôle des Accès Physiques :</text:span> Cette fonctionnalité concerne le contrôle de l'accès physique aux locaux de l'entreprise, en utilisant des badges d'accès, des serrures électroniques, des caméras de surveillance, etc.</text:p>
        </text:list-item>
        <text:list-item>
          <text:p text:style-name="P47"><text:span text:style-name="Strong_20_Emphasis">Gestion des Vulnérabilités et des Menaces :</text:span> Cette fonctionnalité vise à identifier et à traiter les vulnérabilités potentielles du système, ainsi qu'à détecter et à contrer les menaces de sécurité.</text:p>
        </text:list-item>
        <text:list-item>
          <text:p text:style-name="P47"><text:span text:style-name="Strong_20_Emphasis">Gestion des Politiques de Sécurité :</text:span> Cette fonctionnalité permet de définir et de mettre en œuvre des politiques de sécurité pour l'ensemble de l'entreprise, garantissant ainsi une approche cohérente de la sécurité des informations.</text:p>
        </text:list-item>
        <text:list-item>
          <text:p text:style-name="P47"><text:span text:style-name="Strong_20_Emphasis">Formation à la Sécurité :</text:span> Cette fonctionnalité concerne la sensibilisation et la formation des employés aux meilleures pratiques en matière de sécurité informatique et de contrôle d'accès.</text:p>
        </text:list-item>
      </text:list>
      <text:p text:style-name="Text_20_body">Une application de Sécurité et Contrôle d'Accès bien conçue assure la protection des données et des ressources de l'entreprise contre les menaces internes et externes. Elle aide à prévenir les accès non autorisés, à détecter rapidement les activités suspectes et à garantir la conformité aux normes de sécurité réglementaires. La sécurité étant primordiale pour toute entreprise moderne, un système robuste de sécurité et de contrôle d'accès est indispensable pour préserver la confidentialité, l'intégrité et la disponibilité des informations de l'entreprise.</text:p>
      <text:p text:style-name="P17"><text:soft-page-break/><text:span text:style-name="T11">Détails sur les é</text:span><text:span text:style-name="Strong_20_Emphasis">tapes pour aboutir au projet :</text:span></text:p>
      <text:p text:style-name="P17"><text:span text:style-name="Strong_20_Emphasis"/></text:p>
      <text:list xml:id="list2613133773" text:style-name="L14">
        <text:list-item>
          <text:p text:style-name="P48"><text:span text:style-name="Strong_20_Emphasis"><text:span text:style-name="T14"><text:s text:c="4"/>Planification et Analyse</text:span></text:span></text:p>
        </text:list-item>
      </text:list>
      <text:p text:style-name="P18">La planification et l'analyse du projet sont des étapes cruciales pour assurer le succès de votre projet de développement d'application. Voici les étapes détaillées pour la planification et l'analyse du projet :</text:p>
      <text:p text:style-name="Text_20_body"><text:span text:style-name="Strong_20_Emphasis">1. Définir les objectifs du projet :</text:span> Tout d'abord, vous devez clairement définir les objectifs et les résultats attendus du projet. Qu'est-ce que vous souhaitez accomplir avec l'application Django ? Quels problèmes l'application résoudra-t-elle pour les utilisateurs ? Quels sont les avantages attendus ?</text:p>
      <text:p text:style-name="Text_20_body"><text:span text:style-name="Strong_20_Emphasis">2. Identifier les parties prenantes :</text:span> Identifiez toutes les parties prenantes du projet, y compris les utilisateurs, les clients, l'équipe de développement, les sponsors, etc. Comprenez leurs besoins, leurs attentes et leurs exigences pour intégrer leurs besoins dans la conception du projet.</text:p>
      <text:p text:style-name="Text_20_body"><text:span text:style-name="Strong_20_Emphasis">3. Collecter les exigences :</text:span> Recueillez toutes les exigences fonctionnelles et non fonctionnelles de l'application. Les exigences fonctionnelles décrivent les fonctionnalités et les actions spécifiques que l'application doit fournir, tandis que les exigences non fonctionnelles concernent les performances, la sécurité, la convivialité, etc.</text:p>
      <text:p text:style-name="Text_20_body"><text:span text:style-name="Strong_20_Emphasis">4. Établir un cahier des charges :</text:span> Sur la base des exigences collectées, établissez un cahier des charges détaillé qui servira de document de référence pour la réalisation du projet. Le cahier des charges doit inclure les spécifications techniques, les fonctionnalités clés, les délais, le budget, etc.</text:p>
      <text:p text:style-name="Text_20_body"><text:span text:style-name="Strong_20_Emphasis">5. Évaluer les ressources nécessaires :</text:span> Déterminez les ressources nécessaires pour mener à bien le projet, y compris les ressources humaines, les compétences techniques, les équipements, les logiciels, etc.</text:p>
      <text:p text:style-name="Text_20_body"><text:span text:style-name="Strong_20_Emphasis">6. Élaborer un plan de projet :</text:span> Créez un plan détaillé du projet en définissant les étapes, les tâches, les délais, les responsabilités et les livrables. Le plan doit être réaliste et tenir compte des contraintes et des risques potentiels.</text:p>
      <text:p text:style-name="Text_20_body"><text:span text:style-name="Strong_20_Emphasis">7. Estimer les coûts :</text:span> Estimez les coûts du projet, y compris les coûts de développement, les coûts d'infrastructure, les coûts opérationnels, etc. Établissez un budget pour le projet.</text:p>
      <text:p text:style-name="Text_20_body"><text:span text:style-name="Strong_20_Emphasis">8. Identifier les risques :</text:span> Identifiez les risques potentiels qui pourraient affecter le projet et élaborez des stratégies pour les atténuer ou les éviter.</text:p>
      <text:p text:style-name="Text_20_body"><text:span text:style-name="Strong_20_Emphasis">9. Planifier les tests et la qualité :</text:span> Définissez un plan de tests pour assurer la qualité de l'application. Cela inclut les tests unitaires, les tests d'intégration, les tests de convivialité, les tests de sécurité, etc.</text:p>
      <text:p text:style-name="Text_20_body"><text:span text:style-name="Strong_20_Emphasis">10. Obtenez l'approbation et la validation :</text:span> Soumettez le cahier des charges et le plan du projet aux parties prenantes pour obtenir leur approbation et leur validation avant de passer à la phase de développement.</text:p>
      <text:p text:style-name="Text_20_body">Ces étapes de planification et d'analyse sont essentielles pour établir une base solide pour votre projet de développement d'application Django. Une fois que vous avez une planification détaillée et que les exigences sont clairement définies, vous pouvez passer à la phase de développement <text:soft-page-break/>proprement dite, qui comprend la conception, le codage, les tests et le déploiement de l'application. N'hésitez pas à revenir vers moi si vous avez besoin de plus d'aide ou si vous avez d'autres questions concernant votre projet !</text:p>
      <text:p text:style-name="P18"/>
      <text:list xml:id="list201533498046194" text:continue-numbering="true" text:style-name="L14">
        <text:list-item>
          <text:p text:style-name="P48"><text:span text:style-name="Strong_20_Emphasis"><text:span text:style-name="T14">Conception</text:span></text:span></text:p>
        </text:list-item>
      </text:list>
      <text:p text:style-name="P18"><text:span text:style-name="Strong_20_Emphasis"><text:span text:style-name="T9">La conception est une étape clé du processus de développement d'application Django. Elle consiste à élaborer une architecture globale de l'application, à définir la structure de la base de données, à concevoir l'interface utilisateur et à planifier l'organisation des différents composants du système. Voici ce que vous devez retenir de la conception de votre application :</text:span></text:span></text:p>
      <text:list xml:id="list1669899090" text:style-name="L15">
        <text:list-item>
          <text:p text:style-name="P49"><text:span text:style-name="Strong_20_Emphasis">Architecture de l'Application :</text:span> Choisissez une architecture appropriée pour votre application Django. L'architecture la plus courante est le modèle-vue-contrôleur (MVC) ou le modèle-vue-template (MVT) pour Django. Le modèle définit la structure de la base de données, les vues gèrent la logique de traitement et les templates définissent l'interface utilisateur.</text:p>
        </text:list-item>
        <text:list-item>
          <text:p text:style-name="P49"><text:span text:style-name="Strong_20_Emphasis">Modélisation de la Base de Données :</text:span> Concevez le modèle de base de données en identifiant les entités principales de votre application et leurs relations. Utilisez le langage de modélisation des données de Django (ORM) pour créer les classes de modèles qui représentent les tables de la base de données.</text:p>
        </text:list-item>
        <text:list-item>
          <text:p text:style-name="P49"><text:span text:style-name="Strong_20_Emphasis">Conception de l'Interface Utilisateur :</text:span> Dessinez des wireframes ou des maquettes pour définir l'interface utilisateur de votre application. Cela inclut la disposition des pages, les éléments de navigation, les formulaires, les boutons, etc. Assurez-vous que l'interface est conviviale et intuitive pour les utilisateurs.</text:p>
        </text:list-item>
        <text:list-item>
          <text:p text:style-name="P49"><text:span text:style-name="Strong_20_Emphasis">Choix des Bibliothèques et Modules :</text:span> Sélectionnez les bibliothèques, modules et extensions Django nécessaires pour implémenter les fonctionnalités spécifiques de votre application. Assurez-vous d'utiliser des modules de confiance et bien maintenus pour garantir la stabilité et la sécurité de votre application.</text:p>
        </text:list-item>
        <text:list-item>
          <text:p text:style-name="P49"><text:span text:style-name="Strong_20_Emphasis">Décomposition du Projet en Composants :</text:span> Divisez votre projet en composants ou en modules distincts. Cela facilite la gestion du code et permet une meilleure réutilisation des fonctionnalités communes.</text:p>
        </text:list-item>
        <text:list-item>
          <text:p text:style-name="P49"><text:span text:style-name="Strong_20_Emphasis">Définition des URLs :</text:span> Planifiez l'organisation des URL de votre application. Déterminez les vues associées à chaque URL et les paramètres nécessaires pour chaque vue.</text:p>
        </text:list-item>
        <text:list-item>
          <text:p text:style-name="P49"><text:span text:style-name="Strong_20_Emphasis">Sécurité :</text:span> Prenez en compte les considérations de sécurité lors de la conception de votre application. Appliquez les bonnes pratiques pour éviter les failles de sécurité, telles que les attaques par injection SQL, les failles XSS (Cross-Site Scripting), etc.</text:p>
        </text:list-item>
        <text:list-item>
          <text:p text:style-name="P49"><text:span text:style-name="Strong_20_Emphasis">Internationalisation et Localisation :</text:span> Si votre application doit être utilisée dans plusieurs langues ou régions, planifiez l'internationalisation et la localisation dès la conception. Utilisez les outils fournis par Django pour faciliter cette tâche.</text:p>
        </text:list-item>
        <text:list-item>
          <text:p text:style-name="P49"><text:span text:style-name="Strong_20_Emphasis">Performance :</text:span> Pensez à l'optimisation de la performance dès la conception. Évitez les requêtes coûteuses, utilisez le cache si nécessaire, et envisagez la mise à l'échelle de votre application pour une utilisation future à grande échelle.</text:p>
        </text:list-item>
        <text:list-item>
          <text:p text:style-name="P49"><text:soft-page-break/><text:span text:style-name="Strong_20_Emphasis">Documentation :</text:span> La conception de votre application doit être bien documentée. Créez une documentation détaillée sur l'architecture, les choix de conception et les fonctionnalités de votre application pour faciliter la collaboration avec d'autres développeurs et pour référence future.</text:p>
        </text:list-item>
      </text:list>
      <text:p text:style-name="Text_20_body">La conception de votre application Django est un élément crucial pour assurer une mise en œuvre réussie. Prenez le temps de planifier et de concevoir soigneusement votre application avant de passer à la phase de développement. Cela vous permettra d'économiser du temps et des efforts tout en garantissant que votre application est bien structurée et répond aux besoins de vos utilisateurs.</text:p>
      <text:p text:style-name="P18"><text:span text:style-name="Strong_20_Emphasis"><text:span text:style-name="T9"/></text:span></text:p>
      <text:list xml:id="list201532291800459" text:continue-list="list201533498046194" text:style-name="L14">
        <text:list-item>
          <text:p text:style-name="P48"><text:span text:style-name="Strong_20_Emphasis"><text:span text:style-name="T14">Développement</text:span></text:span></text:p>
        </text:list-item>
      </text:list>
      <text:p text:style-name="P18"><text:span text:style-name="Strong_20_Emphasis"><text:span text:style-name="T9">Le développement est l'une des phases les plus importantes du processus de création de votre application Django. C'est à cette étape que vous allez concrétiser votre conception en écrivant le code qui permettra de créer l'application. Voici ce que vous devez savoir sur le développement de votre application :</text:span></text:span></text:p>
      <text:list xml:id="list2937452952" text:style-name="L16">
        <text:list-item>
          <text:p text:style-name="P50"><text:span text:style-name="Strong_20_Emphasis">Configurer l'environnement de développement :</text:span> Assurez-vous d'avoir une configuration de développement appropriée, y compris l'installation de Python, Django, et autres bibliothèques requises. Vous pouvez utiliser des environnements virtuels pour isoler les dépendances de votre projet.</text:p>
        </text:list-item>
        <text:list-item>
          <text:p text:style-name="P50"><text:span text:style-name="Strong_20_Emphasis">Créer les Modèles :</text:span> Commencez par créer les modèles de base de données que vous avez conçus lors de l'étape de conception. Utilisez l'ORM de Django pour définir les classes de modèles et les relations entre eux.</text:p>
        </text:list-item>
        <text:list-item>
          <text:p text:style-name="P50"><text:span text:style-name="Strong_20_Emphasis">Implémenter les Vues :</text:span> Écrivez les vues pour gérer les requêtes entrantes et produire les réponses. Les vues peuvent accéder aux modèles, effectuer des opérations sur la base de données et renvoyer les données aux templates pour l'affichage.</text:p>
        </text:list-item>
        <text:list-item>
          <text:p text:style-name="P50"><text:span text:style-name="Strong_20_Emphasis">Configurer les URLs :</text:span> Définissez les URL patterns de votre application pour associer les vues aux URL correspondantes. Ceci est essentiel pour permettre à Django de router les requêtes HTTP vers les bonnes vues.</text:p>
        </text:list-item>
        <text:list-item>
          <text:p text:style-name="P50"><text:span text:style-name="Strong_20_Emphasis">Créer les Templates :</text:span> Écrivez les templates HTML pour afficher les données dynamiques générées par vos vues. Utilisez le langage de templating de Django pour rendre les données dans les pages Web.</text:p>
        </text:list-item>
        <text:list-item>
          <text:p text:style-name="P50"><text:span text:style-name="Strong_20_Emphasis">Gérer les Formulaires :</text:span> Si votre application nécessite la collecte d'informations auprès des utilisateurs, créez des formulaires Django pour les saisies de données et la validation.</text:p>
        </text:list-item>
        <text:list-item>
          <text:p text:style-name="P50"><text:span text:style-name="Strong_20_Emphasis">Appliquer la Logique de l'Application :</text:span> Implémentez la logique métier spécifique de votre application dans les vues. Cela peut inclure le traitement des données, les opérations sur la base de données, les calculs, etc.</text:p>
        </text:list-item>
        <text:list-item>
          <text:p text:style-name="P50"><text:span text:style-name="Strong_20_Emphasis">Gérer l'Authentification et l'Autorisation :</text:span> Si votre application nécessite des fonctionnalités d'authentification des utilisateurs et de contrôle d'accès, utilisez les fonctionnalités intégrées de Django pour gérer ces aspects.</text:p>
        </text:list-item>
        <text:list-item>
          <text:p text:style-name="P50"><text:span text:style-name="Strong_20_Emphasis">Tester le Code :</text:span> Effectuez des tests unitaires pour vérifier le bon fonctionnement de votre application. Les tests aident à détecter les bugs et les erreurs dès le début du développement.</text:p>
        </text:list-item>
        <text:list-item>
          <text:p text:style-name="P50"><text:soft-page-break/><text:span text:style-name="Strong_20_Emphasis">Déboguer et Optimiser :</text:span> Effectuez des tests approfondis, identifiez les problèmes potentiels et déboguez votre code. Optimisez les requêtes de base de données et améliorez la performance globale de votre application.</text:p>
        </text:list-item>
        <text:list-item>
          <text:p text:style-name="P50"><text:span text:style-name="Strong_20_Emphasis">Gestion des Fichiers Statiques et Médias :</text:span> Si votre application utilise des fichiers statiques tels que CSS, JavaScript et des fichiers médias tels que des images, configurez la gestion appropriée de ces fichiers.</text:p>
        </text:list-item>
        <text:list-item>
          <text:p text:style-name="P50"><text:span text:style-name="Strong_20_Emphasis">Sécurité :</text:span> Assurez-vous de mettre en œuvre les bonnes pratiques de sécurité pour protéger votre application contre les vulnérabilités.</text:p>
        </text:list-item>
        <text:list-item>
          <text:p text:style-name="P50"><text:span text:style-name="Strong_20_Emphasis">Documentation :</text:span> Documentez votre code de manière appropriée, en fournissant des commentaires et des explications pour faciliter la maintenance future et la collaboration avec d'autres développeurs.</text:p>
        </text:list-item>
        <text:list-item>
          <text:p text:style-name="P50"><text:span text:style-name="Strong_20_Emphasis">Versionnement :</text:span> Utilisez un système de contrôle de version tel que Git pour gérer votre code source et garder une trace des modifications.</text:p>
        </text:list-item>
      </text:list>
      <text:p text:style-name="Text_20_body">Le développement est une étape itérative, c'est-à-dire qu'elle implique souvent des allers-retours pour ajouter de nouvelles fonctionnalités, corriger les bugs et améliorer la qualité du code. Prenez le temps de tester soigneusement votre application pour vous assurer qu'elle fonctionne correctement et qu'elle répond aux exigences définies lors des étapes de planification et d'analyse.</text:p>
      <text:p text:style-name="P18"><text:span text:style-name="Strong_20_Emphasis"><text:span text:style-name="T9"/></text:span></text:p>
      <text:list xml:id="list201532191015939" text:continue-list="list201532291800459" text:style-name="L14">
        <text:list-item>
          <text:p text:style-name="P48"><text:span text:style-name="Strong_20_Emphasis"><text:span text:style-name="T14">Tests</text:span></text:span></text:p>
        </text:list-item>
      </text:list>
      <text:p text:style-name="P18"><text:span text:style-name="Strong_20_Emphasis"><text:span text:style-name="T9">Les tests sont une partie essentielle du processus de développement d'application Django. Ils permettent de vérifier que votre code fonctionne correctement, qu'il répond aux spécifications et qu'il n'introduit pas de régressions ou de bugs indésirables. Voici quelques points importants à retenir concernant les tests :</text:span></text:span></text:p>
      <text:list xml:id="list3353242632" text:style-name="L17">
        <text:list-item>
          <text:p text:style-name="P51"><text:span text:style-name="Strong_20_Emphasis">Types de Tests :</text:span> Dans Django, vous pouvez effectuer différents types de tests, tels que les tests unitaires, les tests d'intégration et les tests fonctionnels. Les tests unitaires se concentrent sur la validation du bon fonctionnement de parties spécifiques du code, tandis que les tests d'intégration vérifient que les différentes parties de l'application fonctionnent ensemble correctement. Les tests fonctionnels simulent des interactions avec l'application en utilisant un navigateur et vérifient que les fonctionnalités se comportent comme prévu par l'utilisateur.</text:p>
        </text:list-item>
        <text:list-item>
          <text:p text:style-name="P51"><text:span text:style-name="Strong_20_Emphasis">Écriture des Tests :</text:span> Utilisez les classes de test fournies par Django pour écrire vos tests. Créez des méthodes de test qui vérifient les différentes fonctionnalités et comportements de votre application. Les méthodes de test doivent commencer par le mot-clé "test_" pour être reconnues comme des tests.</text:p>
        </text:list-item>
        <text:list-item>
          <text:p text:style-name="P51"><text:span text:style-name="Strong_20_Emphasis">Fixture de Données :</text:span> Pour effectuer des tests significatifs, vous aurez besoin de données pour simuler le fonctionnement de votre application. Utilisez des fixtures de données pour créer des jeux de données de test qui seront utilisés lors de l'exécution des tests.</text:p>
        </text:list-item>
        <text:list-item>
          <text:p text:style-name="P51"><text:span text:style-name="Strong_20_Emphasis">Exécution des Tests :</text:span> Utilisez la commande "python manage.py test" pour exécuter tous les tests de votre application. Django exécutera automatiquement tous les fichiers de test présents dans le répertoire de votre application.</text:p>
        </text:list-item>
        <text:list-item>
          <text:p text:style-name="P51"><text:soft-page-break/><text:span text:style-name="Strong_20_Emphasis">Vérification des Résultats :</text:span> Lors de l'exécution des tests, Django vous fournira un rapport indiquant les tests réussis et ceux qui ont échoué. En cas d'échec, vous pourrez consulter les détails pour identifier les problèmes et les erreurs dans votre code.</text:p>
        </text:list-item>
        <text:list-item>
          <text:p text:style-name="P51"><text:span text:style-name="Strong_20_Emphasis">Test Driven Development (TDD) :</text:span> Une approche courante pour le développement avec tests est le Test Driven Development (TDD). Cette méthode consiste à écrire les tests avant même d'écrire le code de l'application. Cela vous aide à vous concentrer sur les exigences et les fonctionnalités attendues dès le début du développement.</text:p>
        </text:list-item>
        <text:list-item>
          <text:p text:style-name="P51"><text:span text:style-name="Strong_20_Emphasis">Couverture des Tests :</text:span> Essayez d'obtenir une couverture de tests élevée, c'est-à-dire que la plupart, voire toutes les parties de votre code, sont testées. Cela vous assure une meilleure confiance dans la qualité de votre application.</text:p>
        </text:list-item>
        <text:list-item>
          <text:p text:style-name="P51"><text:span text:style-name="Strong_20_Emphasis">Tests Continus :</text:span> Intégrez les tests dans votre processus de développement continu en utilisant des outils tels que GitLab CI, Travis CI, ou Jenkins. Ces outils exécutent automatiquement les tests à chaque nouvelle modification du code.</text:p>
        </text:list-item>
        <text:list-item>
          <text:p text:style-name="P51"><text:span text:style-name="Strong_20_Emphasis">Tests pour les Fonctionnalités Critiques :</text:span> Concentrez vos efforts de test sur les fonctionnalités les plus critiques et les parties sensibles de l'application, ainsi que sur celles qui ont tendance à être plus sujettes aux erreurs.</text:p>
        </text:list-item>
        <text:list-item>
          <text:p text:style-name="P51"><text:span text:style-name="Strong_20_Emphasis">Tests d'Utilisateur :</text:span> En plus des tests automatisés, impliquez également les utilisateurs dans la phase de test en les invitant à tester l'application pour fournir des retours d'utilisation réels.</text:p>
        </text:list-item>
      </text:list>
      <text:p text:style-name="Text_20_body">Les tests aident à garantir la stabilité de votre application, à identifier les problèmes tôt dans le processus de développement et à faciliter la maintenance continue de l'application. Prenez le temps de mettre en place une suite de tests solide pour assurer la qualité et la robustesse de votre application Django.</text:p>
      <text:p text:style-name="P18"><text:span text:style-name="Strong_20_Emphasis"><text:span text:style-name="T9"/></text:span></text:p>
      <text:list xml:id="list201533415327313" text:continue-list="list201532191015939" text:style-name="L14">
        <text:list-item>
          <text:p text:style-name="P48"><text:span text:style-name="Strong_20_Emphasis"><text:span text:style-name="T14">Déploiement</text:span></text:span></text:p>
        </text:list-item>
      </text:list>
      <text:p text:style-name="P18"><text:span text:style-name="Strong_20_Emphasis"><text:span text:style-name="T9">Le déploiement est l'étape finale du processus de développement d'application Django, au cours de laquelle vous mettez votre application en ligne et la rendez accessible aux utilisateurs. Voici ce que vous devez savoir concernant le déploiement de votre application :</text:span></text:span></text:p>
      <text:list xml:id="list2655174619" text:style-name="L18">
        <text:list-item>
          <text:p text:style-name="P52"><text:span text:style-name="Strong_20_Emphasis">Choix de l'Hébergement :</text:span> Sélectionnez une plateforme d'hébergement adaptée à vos besoins. Vous pouvez choisir un hébergeur web partagé, un serveur dédié, une instance cloud, ou utiliser des services de plateforme d'hébergement spécialement conçus pour les applications Django.</text:p>
        </text:list-item>
        <text:list-item>
          <text:p text:style-name="P52"><text:span text:style-name="Strong_20_Emphasis">Configuration de l'Environnement de Production :</text:span> Assurez-vous que l'environnement de production est configuré correctement pour exécuter votre application. Installez les dépendances nécessaires, configurez le serveur web (comme Apache ou Nginx), et configurez la base de données.</text:p>
        </text:list-item>
        <text:list-item>
          <text:p text:style-name="P52"><text:span text:style-name="Strong_20_Emphasis">Paramètres de Sécurité :</text:span> Prenez en compte les aspects de sécurité pour le déploiement. Cela inclut la protection contre les attaques par injection SQL, la mise en place de certificats SSL pour le chiffrement des données, la désactivation du mode de débogage, etc.</text:p>
        </text:list-item>
        <text:list-item>
          <text:p text:style-name="P52"><text:soft-page-break/><text:span text:style-name="Strong_20_Emphasis">Collecte des Fichiers Statiques :</text:span> Si votre application utilise des fichiers statiques tels que des CSS, des JavaScript et des images, assurez-vous de les collecter à l'aide de la commande "python manage.py collectstatic" et de les servir via le serveur web.</text:p>
        </text:list-item>
        <text:list-item>
          <text:p text:style-name="P52"><text:span text:style-name="Strong_20_Emphasis">Gestion des Fichiers Médias :</text:span> Assurez-vous de configurer correctement le stockage des fichiers médias (tels que les images téléchargées par les utilisateurs) sur le serveur ou utilisez des services de stockage externe, comme Amazon S3.</text:p>
        </text:list-item>
        <text:list-item>
          <text:p text:style-name="P52"><text:span text:style-name="Strong_20_Emphasis">Migrations de Base de Données :</text:span> Assurez-vous que toutes les migrations de base de données sont appliquées correctement dans l'environnement de production. Exécutez "python manage.py migrate" pour appliquer les changements au schéma de la base de données.</text:p>
        </text:list-item>
        <text:list-item>
          <text:p text:style-name="P52"><text:span text:style-name="Strong_20_Emphasis">Configuration du Domaine :</text:span> Associez votre application à un nom de domaine personnalisé, si possible, pour rendre votre application accessible via une URL conviviale pour les utilisateurs.</text:p>
        </text:list-item>
        <text:list-item>
          <text:p text:style-name="P52"><text:span text:style-name="Strong_20_Emphasis">Test du Déploiement :</text:span> Avant de mettre votre application en production, effectuez des tests approfondis sur l'environnement de déploiement pour vous assurer que tout fonctionne correctement et qu'il n'y a pas d'erreurs ou de problèmes.</text:p>
        </text:list-item>
        <text:list-item>
          <text:p text:style-name="P52"><text:span text:style-name="Strong_20_Emphasis">Surveillance et Maintenance :</text:span> Une fois votre application déployée, assurez-vous de surveiller régulièrement les performances et la disponibilité de l'application. Effectuez des sauvegardes régulières des données et assurez-vous que les mises à jour du système et des bibliothèques sont effectuées de manière sécurisée.</text:p>
        </text:list-item>
        <text:list-item>
          <text:p text:style-name="P52"><text:span text:style-name="Strong_20_Emphasis">Scalabilité :</text:span> Si votre application doit être utilisée par un grand nombre d'utilisateurs, assurez-vous qu'elle est prête à être mise à l'échelle en cas de besoin. Choisissez une infrastructure d'hébergement qui peut gérer la charge éventuelle.</text:p>
        </text:list-item>
        <text:list-item>
          <text:p text:style-name="P52"><text:span text:style-name="Strong_20_Emphasis">Maintenance de la Documentation :</text:span> Mettez à jour la documentation pour inclure les détails spécifiques du déploiement, les configurations et les paramètres utilisés.</text:p>
        </text:list-item>
      </text:list>
      <text:p text:style-name="Text_20_body">Le déploiement est une étape critique et nécessite une attention particulière pour s'assurer que votre application est prête à être utilisée par les utilisateurs dans un environnement de production. Assurez-vous de suivre les bonnes pratiques de déploiement et d'effectuer des tests rigoureux avant de rendre votre application disponible au public.</text:p>
      <text:p text:style-name="P18"><text:span text:style-name="Strong_20_Emphasis"><text:span text:style-name="T9"/></text:span></text:p>
      <text:list xml:id="list201533926060688" text:continue-list="list201533415327313" text:style-name="L14">
        <text:list-item>
          <text:p text:style-name="P48"><text:span text:style-name="Strong_20_Emphasis"><text:span text:style-name="T14">Formation et Support </text:span></text:span></text:p>
        </text:list-item>
      </text:list>
      <text:p text:style-name="P18"><text:span text:style-name="Strong_20_Emphasis"><text:span text:style-name="T9">La formation et le support sont des éléments importants pour assurer le succès continu de votre application Django, à la fois pour les utilisateurs finaux et pour les membres de votre équipe de développement. Voici ce que vous devez savoir concernant la formation et le support :</text:span></text:span></text:p>
      <text:p text:style-name="Text_20_body"><text:span text:style-name="Strong_20_Emphasis">Formation :</text:span></text:p>
      <text:list xml:id="list4104511219" text:style-name="L19">
        <text:list-item>
          <text:p text:style-name="P53"><text:span text:style-name="Strong_20_Emphasis">Formation des Utilisateurs :</text:span> Si votre application est destinée à être utilisée par des utilisateurs finaux, il est essentiel de fournir une formation adéquate. Organisez des sessions de formation pour expliquer les fonctionnalités de l'application, les flux de travail et les meilleures pratiques d'utilisation. Vous pouvez organiser des sessions en personne, des webinaires ou fournir des ressources de formation en ligne.</text:p>
        </text:list-item>
        <text:list-item>
          <text:p text:style-name="P53"><text:soft-page-break/><text:span text:style-name="Strong_20_Emphasis">Formation de l'Équipe de Développement :</text:span> Si vous avez une équipe de développement, assurez-vous qu'elle est bien formée sur les technologies utilisées dans le projet, notamment Django, les bibliothèques spécifiques et les bonnes pratiques de développement. La formation continue est également importante pour se tenir au courant des nouvelles versions et des avancées dans le domaine.</text:p>
        </text:list-item>
        <text:list-item>
          <text:p text:style-name="P53"><text:span text:style-name="Strong_20_Emphasis">Documentation :</text:span> Rédigez une documentation détaillée de l'application, y compris un guide d'utilisation pour les utilisateurs finaux et des guides de référence pour les développeurs. Une documentation bien organisée et facilement accessible est précieuse pour les utilisateurs et l'équipe de développement.</text:p>
        </text:list-item>
      </text:list>
      <text:p text:style-name="Text_20_body"><text:span text:style-name="Strong_20_Emphasis">Support :</text:span></text:p>
      <text:list xml:id="list3057218253" text:style-name="L20">
        <text:list-item>
          <text:p text:style-name="P54"><text:span text:style-name="Strong_20_Emphasis">Support Utilisateurs :</text:span> Mettez en place un mécanisme de support pour les utilisateurs de l'application. Cela peut être sous la forme d'un système de tickets, d'une adresse e-mail dédiée ou d'un chat en direct. Répondez rapidement aux requêtes des utilisateurs et assurez-vous de résoudre leurs problèmes aussi rapidement que possible.</text:p>
        </text:list-item>
        <text:list-item>
          <text:p text:style-name="P54"><text:span text:style-name="Strong_20_Emphasis">Suivi des Problèmes :</text:span> Utilisez un système de suivi des problèmes (bug tracking) pour garder une trace des problèmes signalés par les utilisateurs ou identifiés par l'équipe de développement. Assurez-vous de résoudre ces problèmes de manière systématique et de fournir des mises à jour régulières sur leur statut.</text:p>
        </text:list-item>
        <text:list-item>
          <text:p text:style-name="P54"><text:span text:style-name="Strong_20_Emphasis">Mises à Jour et Correctifs :</text:span> Gardez l'application à jour en fournissant des mises à jour régulières avec de nouvelles fonctionnalités et des correctifs pour les problèmes connus. Assurez-vous que les mises à jour sont bien testées avant d'être déployées en production.</text:p>
        </text:list-item>
        <text:list-item>
          <text:p text:style-name="P54"><text:span text:style-name="Strong_20_Emphasis">Support Communautaire :</text:span> Si vous avez une base d'utilisateurs en croissance, encouragez la création d'une communauté d'utilisateurs autour de votre application. Créez un forum ou un groupe de discussion pour permettre aux utilisateurs de poser des questions et d'échanger des idées.</text:p>
        </text:list-item>
        <text:list-item>
          <text:p text:style-name="P54"><text:span text:style-name="Strong_20_Emphasis">Surveillance de la Performance :</text:span> Surveillez régulièrement les performances de votre application pour détecter les problèmes de performance potentiels. Une application rapide et réactive est essentielle pour une expérience utilisateur satisfaisante.</text:p>
        </text:list-item>
        <text:list-item>
          <text:p text:style-name="P54"><text:span text:style-name="Strong_20_Emphasis">Maintenance Préventive :</text:span> En plus de résoudre les problèmes signalés, effectuez également une maintenance préventive pour détecter et résoudre les problèmes avant qu'ils ne deviennent critiques.</text:p>
        </text:list-item>
      </text:list>
      <text:p text:style-name="Text_20_body">La formation et le support sont des processus continus qui doivent être pris en compte tout au long de la vie de votre application. Une bonne formation et un support efficace aident à améliorer l'adoption de l'application par les utilisateurs et à maintenir la satisfaction client. Ils contribuent également à l'amélioration continue de l'application en identifiant les domaines d'amélioration et en fournissant des solutions pour les résoudre.</text:p>
      <text:p text:style-name="P18"><text:span text:style-name="Strong_20_Emphasis"><text:span text:style-name="T9"/></text:span></text:p>
      <text:list xml:id="list201532536509262" text:continue-list="list201533926060688" text:style-name="L14">
        <text:list-item>
          <text:p text:style-name="P48"><text:span text:style-name="Strong_20_Emphasis"><text:span text:style-name="T14">Migration de Données (si nécessaire) </text:span></text:span></text:p>
        </text:list-item>
      </text:list>
      <text:p text:style-name="P18"><text:span text:style-name="Strong_20_Emphasis"><text:span text:style-name="T9">La migration de données est un processus important et délicat lors du déploiement ou de la mise à jour d'une application Django. Elle consiste à transférer les données existantes d'une version de </text:span></text:span><text:soft-page-break/><text:span text:style-name="Strong_20_Emphasis"><text:span text:style-name="T9">l'application à une autre, en prenant en compte les changements de schéma de la base de données ou les modifications apportées aux modèles.</text:span></text:span></text:p>
      <text:p text:style-name="Text_20_body">Voici ce que vous devez savoir concernant la migration de données dans votre application Django :</text:p>
      <text:list xml:id="list2818951283" text:style-name="L21">
        <text:list-item>
          <text:p text:style-name="P55"><text:span text:style-name="Strong_20_Emphasis">Changements de Modèles :</text:span> Si vous apportez des modifications aux modèles de votre application, comme l'ajout, la suppression ou la modification de champs, Django nécessitera une migration de la base de données pour refléter ces changements. Vous pouvez créer des fichiers de migration en utilisant la commande "python manage.py makemigrations".</text:p>
        </text:list-item>
        <text:list-item>
          <text:p text:style-name="P55"><text:span text:style-name="Strong_20_Emphasis">Vérification des Migrations :</text:span> Avant d'appliquer les migrations, assurez-vous de vérifier les modifications proposées dans les fichiers de migration générés. Vérifiez qu'ils correspondent aux changements que vous avez effectués dans les modèles et qu'ils ne causent pas de pertes de données.</text:p>
        </text:list-item>
        <text:list-item>
          <text:p text:style-name="P55"><text:span text:style-name="Strong_20_Emphasis">Backups de Données :</text:span> Avant d'appliquer des migrations, il est crucial de sauvegarder vos données existantes. Les migrations peuvent entraîner des changements irréversibles dans la base de données, et avoir une sauvegarde vous permettra de restaurer les données en cas de problème.</text:p>
        </text:list-item>
        <text:list-item>
          <text:p text:style-name="P55"><text:span text:style-name="Strong_20_Emphasis">Migration Progressive :</text:span> Si vous avez une grande quantité de données ou si les changements de modèle sont importants, envisagez de procéder à la migration par étapes progressives pour éviter tout impact négatif sur l'application en production.</text:p>
        </text:list-item>
        <text:list-item>
          <text:p text:style-name="P55"><text:span text:style-name="Strong_20_Emphasis">Gestion des Données Existantes :</text:span> Lorsque vous apportez des changements de modèle, pensez à la manière de gérer les données existantes qui ne correspondent pas au nouveau schéma. Vous pouvez définir des valeurs par défaut pour les nouveaux champs ou utiliser des outils Django comme "default" ou "null" pour gérer les valeurs manquantes.</text:p>
        </text:list-item>
        <text:list-item>
          <text:p text:style-name="P55"><text:span text:style-name="Strong_20_Emphasis">Migration de Données Manuelle :</text:span> Si les modifications de modèle nécessitent des manipulations complexes de données, vous devrez peut-être écrire des scripts de migration de données manuellement pour déplacer les données existantes vers les nouveaux champs ou modèles.</text:p>
        </text:list-item>
        <text:list-item>
          <text:p text:style-name="P55"><text:span text:style-name="Strong_20_Emphasis">Test des Migrations :</text:span> Effectuez des tests approfondis pour vérifier que les migrations fonctionnent correctement et que les données sont migrées sans perte ni corruption.</text:p>
        </text:list-item>
        <text:list-item>
          <text:p text:style-name="P55"><text:span text:style-name="Strong_20_Emphasis">Rollback :</text:span> En cas d'erreur lors de l'application d'une migration, assurez-vous que vous pouvez revenir à l'état précédent en utilisant la commande "python manage.py migrate &lt;app_name&gt; &lt;migration_name&gt;".</text:p>
        </text:list-item>
        <text:list-item>
          <text:p text:style-name="P55"><text:span text:style-name="Strong_20_Emphasis">Documentation :</text:span> Documentez clairement les migrations que vous avez effectuées et les étapes à suivre pour les appliquer. Cela aidera les futurs développeurs ou administrateurs à comprendre les changements apportés à la base de données.</text:p>
        </text:list-item>
      </text:list>
      <text:p text:style-name="Text_20_body">La migration de données est un aspect critique lors du développement et du déploiement d'une application Django. Assurez-vous de bien comprendre les changements de modèle et de prendre toutes les précautions nécessaires pour éviter toute perte de données ou impact négatif sur l'application existante. Effectuez des tests rigoureux pour garantir que les migrations sont effectuées en toute sécurité et avec succès.</text:p>
      <text:p text:style-name="P18"><text:span text:style-name="Strong_20_Emphasis"><text:span text:style-name="T9"/></text:span></text:p>
      <text:list xml:id="list201533627759637" text:continue-list="list201532536509262" text:style-name="L14">
        <text:list-item>
          <text:p text:style-name="P48"><text:soft-page-break/><text:span text:style-name="Strong_20_Emphasis"><text:span text:style-name="T14">Maintenance et Améliorations</text:span></text:span></text:p>
        </text:list-item>
      </text:list>
      <text:p text:style-name="P18"><text:span text:style-name="Strong_20_Emphasis"><text:span text:style-name="T9">La maintenance et les améliorations sont des activités continues qui suivent le déploiement initial de votre application Django. Une fois que votre application est en production, vous devez vous assurer qu'elle fonctionne correctement, qu'elle est sécurisée, et qu'elle répond toujours aux besoins des utilisateurs. Voici ce que vous devez savoir concernant la maintenance et les améliorations de votre application :</text:span></text:span></text:p>
      <text:p text:style-name="Text_20_body"><text:span text:style-name="Strong_20_Emphasis">Maintenance :</text:span></text:p>
      <text:list xml:id="list114614447" text:style-name="L22">
        <text:list-item>
          <text:p text:style-name="P56"><text:span text:style-name="Strong_20_Emphasis">Surveillance de la Performance :</text:span> Surveillez régulièrement les performances de votre application pour détecter tout problème potentiel de latence ou de temps de réponse. Utilisez des outils de surveillance pour identifier les goulots d'étranglement et optimiser les parties du code qui causent des ralentissements.</text:p>
        </text:list-item>
        <text:list-item>
          <text:p text:style-name="P56"><text:span text:style-name="Strong_20_Emphasis">Correction des Bugs :</text:span> Répondez rapidement aux rapports de bugs signalés par les utilisateurs ou identifiés lors de vos tests. Assurez-vous de corriger les problèmes de manière systématique et de fournir des mises à jour régulières de l'application.</text:p>
        </text:list-item>
        <text:list-item>
          <text:p text:style-name="P56"><text:span text:style-name="Strong_20_Emphasis">Mises à Jour de Sécurité :</text:span> Restez à jour avec les correctifs de sécurité et les mises à jour de Django et de ses bibliothèques associées. Assurez-vous de les appliquer régulièrement pour protéger votre application contre les vulnérabilités connues.</text:p>
        </text:list-item>
        <text:list-item>
          <text:p text:style-name="P56"><text:span text:style-name="Strong_20_Emphasis">Sauvegardes Régulières :</text:span> Effectuez des sauvegardes régulières de la base de données et des fichiers de votre application. Cela permet de protéger vos données en cas de défaillance du système ou de problèmes graves.</text:p>
        </text:list-item>
        <text:list-item>
          <text:p text:style-name="P56"><text:span text:style-name="Strong_20_Emphasis">Documentation à Jour :</text:span> Assurez-vous de maintenir la documentation de votre application à jour, y compris la documentation utilisateur et la documentation pour les développeurs internes. Cela facilite la maintenance future et l'intégration de nouveaux membres dans l'équipe.</text:p>
        </text:list-item>
      </text:list>
      <text:p text:style-name="Text_20_body"><text:span text:style-name="Strong_20_Emphasis">Améliorations :</text:span></text:p>
      <text:list xml:id="list1436118611" text:style-name="L23">
        <text:list-item>
          <text:p text:style-name="P57"><text:span text:style-name="Strong_20_Emphasis">Retour des Utilisateurs :</text:span> Écoutez les commentaires et les suggestions des utilisateurs pour identifier les fonctionnalités à améliorer ou à ajouter. Les utilisateurs peuvent fournir des informations précieuses pour améliorer l'expérience utilisateur.</text:p>
        </text:list-item>
        <text:list-item>
          <text:p text:style-name="P57"><text:span text:style-name="Strong_20_Emphasis">Amélioration de la Performance :</text:span> Identifiez les parties de l'application qui pourraient être optimisées pour améliorer les performances. Cela peut inclure l'utilisation du cache, l'optimisation des requêtes de base de données, et l'amélioration du temps de chargement des pages.</text:p>
        </text:list-item>
        <text:list-item>
          <text:p text:style-name="P57"><text:span text:style-name="Strong_20_Emphasis">Nouvelles Fonctionnalités :</text:span> En fonction des besoins des utilisateurs et de l'évolution de votre entreprise, envisagez d'ajouter de nouvelles fonctionnalités à l'application. Assurez-vous de les tester correctement avant de les déployer en production.</text:p>
        </text:list-item>
        <text:list-item>
          <text:p text:style-name="P57"><text:span text:style-name="Strong_20_Emphasis">UI/UX Améliorations :</text:span> Améliorez régulièrement l'interface utilisateur pour rendre l'application plus conviviale et intuitive. Faites des tests d'utilisabilité pour recueillir des retours sur l'expérience utilisateur.</text:p>
        </text:list-item>
        <text:list-item>
          <text:p text:style-name="P57"><text:soft-page-break/><text:span text:style-name="Strong_20_Emphasis">Mise à l'Échelle :</text:span> Si votre application connaît une croissance rapide en termes d'utilisateurs et de trafic, assurez-vous qu'elle est prête à être mise à l'échelle pour répondre à la demande croissante.</text:p>
        </text:list-item>
        <text:list-item>
          <text:p text:style-name="P57"><text:span text:style-name="Strong_20_Emphasis">Optimisation de la Sécurité :</text:span> En plus des mises à jour de sécurité régulières, examinez en permanence les vulnérabilités potentielles et prenez des mesures pour les corriger et renforcer la sécurité globale de l'application.</text:p>
        </text:list-item>
      </text:list>
      <text:p text:style-name="Text_20_body">La maintenance et les améliorations sont des processus itératifs qui garantissent que votre application reste performante, sécurisée et répond aux besoins en constante évolution des utilisateurs. Considérez-les comme une partie intégrante du cycle de vie de votre application, et investissez du temps et des ressources pour les gérer de manière efficace.</text:p>
      <text:p text:style-name="P18"><text:span text:style-name="Strong_20_Emphasis"><text:span text:style-name="T9"/></text:span></text:p>
      <text:p text:style-name="P19"><text:span text:style-name="Strong_20_Emphasis"><text:span text:style-name="T13">S</text:span></text:span><text:span text:style-name="Strong_20_Emphasis"><text:span text:style-name="T12">uggestions</text:span></text:span></text:p>
      <text:p text:style-name="P19"><text:span text:style-name="Strong_20_Emphasis"><text:span text:style-name="T9">Voici quelques suggestions supplémentaires pour vous aider à réussir votre projet de développement d'application Django :</text:span></text:span></text:p>
      <text:list xml:id="list3501107733" text:style-name="L24">
        <text:list-item>
          <text:p text:style-name="P58"><text:span text:style-name="Strong_20_Emphasis">Collaboration et Communication :</text:span> Assurez-vous de bien communiquer avec les membres de votre équipe tout au long du projet. Utilisez des outils de collaboration tels que des plateformes de gestion de projets, des outils de suivi des problèmes et des canaux de communication en ligne pour faciliter la collaboration.</text:p>
        </text:list-item>
        <text:list-item>
          <text:p text:style-name="P58"><text:span text:style-name="Strong_20_Emphasis">Tests Automatisés :</text:span> Les tests automatisés sont essentiels pour garantir la stabilité de votre application et pour vous assurer que les modifications apportées au code n'entraînent pas de régressions. Investissez du temps dans la création de tests complets et fiables.</text:p>
        </text:list-item>
        <text:list-item>
          <text:p text:style-name="P58"><text:span text:style-name="Strong_20_Emphasis">Documentation Structurée :</text:span> Une documentation bien organisée est précieuse pour l'équipe de développement et les utilisateurs. Organisez la documentation en sections claires, incluez des exemples et des explications détaillées pour faciliter la compréhension.</text:p>
        </text:list-item>
        <text:list-item>
          <text:p text:style-name="P58"><text:span text:style-name="Strong_20_Emphasis">Suivre les Meilleures Pratiques Django :</text:span> Familiarisez-vous avec les meilleures pratiques de développement recommandées par la communauté Django. Suivre ces pratiques vous aidera à développer une application robuste et maintenable.</text:p>
        </text:list-item>
        <text:list-item>
          <text:p text:style-name="P58"><text:span text:style-name="Strong_20_Emphasis">Sécurité :</text:span> La sécurité de votre application est primordiale. Assurez-vous de prendre en compte les meilleures pratiques de sécurité lors du développement et du déploiement de votre application. Cela comprend la gestion des autorisations, la protection contre les attaques courantes, et la validation appropriée des données.</text:p>
        </text:list-item>
        <text:list-item>
          <text:p text:style-name="P58"><text:span text:style-name="Strong_20_Emphasis">Mises à Jour :</text:span> Tenez-vous au courant des mises à jour de Django et des bibliothèques tierces que vous utilisez. Appliquez régulièrement les mises à jour pour bénéficier des dernières fonctionnalités et corriger les vulnérabilités connues.</text:p>
        </text:list-item>
        <text:list-item>
          <text:p text:style-name="P58"><text:span text:style-name="Strong_20_Emphasis">Communauté Django :</text:span> La communauté Django est riche en ressources et en connaissances. N'hésitez pas à poser des questions sur les forums, les groupes de discussion, ou à participer à des événements Django pour apprendre des autres développeurs et contribuer à la communauté.</text:p>
        </text:list-item>
        <text:list-item>
          <text:p text:style-name="P58"><text:soft-page-break/><text:span text:style-name="Strong_20_Emphasis">Planification des Versions Futures :</text:span> Envisagez dès maintenant la planification des futures versions de votre application. Identifiez les fonctionnalités à ajouter, les améliorations à apporter, et les problèmes à résoudre dans les versions futures.</text:p>
        </text:list-item>
        <text:list-item>
          <text:p text:style-name="P58"><text:span text:style-name="Strong_20_Emphasis">Révisions de Code :</text:span> Effectuez régulièrement des révisions de code au sein de votre équipe pour vous assurer que le code est conforme aux normes de qualité et aux bonnes pratiques établies.</text:p>
        </text:list-item>
        <text:list-item>
          <text:p text:style-name="P58"><text:span text:style-name="Strong_20_Emphasis">Suivi des Performances :</text:span> Utilisez des outils de suivi des performances pour surveiller les métriques clés de votre application en production. Cela vous aidera à détecter les problèmes de performance et à optimiser l'application si nécessaire.</text:p>
        </text:list-item>
        <text:list-item>
          <text:p text:style-name="P58"><text:span text:style-name="Strong_20_Emphasis">Formation Continue :</text:span> Poursuivez votre formation continue sur Django et les technologies connexes. L'informatique évolue rapidement, et rester à jour vous permettra d'utiliser les meilleures pratiques et les nouvelles fonctionnalités.</text:p>
        </text:list-item>
      </text:list>
      <text:p text:style-name="Text_20_body">Enfin, n'oubliez pas que la création d'une application est un processus itératif. Attendez-vous à faire des ajustements et des améliorations tout au long du développement et de la vie de l'application. Soyez persévérant, apprenez des défis et des erreurs, et profitez du processus de création de votre application Django !</text:p>
      <text:p text:style-name="Text_20_body"/>
      <text:p text:style-name="P14">Autres suggestions</text:p>
      <text:p text:style-name="P8">Il y a encore beaucoup à apprendre et à explorer dans le développement d'applications Django et dans le domaine de la programmation en général. Voici quelques autres sujets que vous pouvez explorer pour approfondir vos connaissances :</text:p>
      <text:list xml:id="list2817836872" text:style-name="L25">
        <text:list-item>
          <text:p text:style-name="P59"><text:span text:style-name="Strong_20_Emphasis">Déploiement Avancé :</text:span> Apprenez des techniques avancées de déploiement, telles que le déploiement continu, les stratégies de mise à l'échelle automatique et l'utilisation d'outils d'orchestration de conteneurs tels que Docker et Kubernetes.</text:p>
        </text:list-item>
        <text:list-item>
          <text:p text:style-name="P59"><text:span text:style-name="Strong_20_Emphasis">Sécurité Avancée :</text:span> Explorez les sujets de sécurité avancée tels que l'authentification à deux facteurs, la gestion des sessions, les protections contre les attaques de force brute, les attaques XSS et CSRF, et l'utilisation d'outils de balayage de sécurité pour évaluer la robustesse de votre application.</text:p>
        </text:list-item>
        <text:list-item>
          <text:p text:style-name="P59"><text:span text:style-name="Strong_20_Emphasis">Intégration avec des Services Externes :</text:span> Découvrez comment intégrer votre application Django avec des services externes tels que des API, des systèmes de paiement, des services de messagerie, etc.</text:p>
        </text:list-item>
        <text:list-item>
          <text:p text:style-name="P59"><text:span text:style-name="Strong_20_Emphasis">Optimisation des Performances :</text:span> Approfondissez vos connaissances sur l'optimisation des performances en utilisant des outils de profilage, le caching, les index de base de données et les techniques d'optimisation frontale.</text:p>
        </text:list-item>
        <text:list-item>
          <text:p text:style-name="P59"><text:span text:style-name="Strong_20_Emphasis">Websockets et Communication Temps Réel :</text:span> Explorez l'utilisation des websockets et des protocoles de communication temps réel pour créer des fonctionnalités interactives dans votre application.</text:p>
        </text:list-item>
        <text:list-item>
          <text:p text:style-name="P59"><text:span text:style-name="Strong_20_Emphasis">Tests Avancés :</text:span> Découvrez les tests d'intégration, les tests de performances et les tests de charge pour garantir la stabilité de votre application même sous une utilisation intensive.</text:p>
        </text:list-item>
        <text:list-item>
          <text:p text:style-name="P59"><text:soft-page-break/><text:span text:style-name="Strong_20_Emphasis">Contribuer à Django et Open Source :</text:span> Contribuez à Django ou à d'autres projets open source pour enrichir vos compétences, aider la communauté et collaborer avec d'autres développeurs talentueux.</text:p>
        </text:list-item>
        <text:list-item>
          <text:p text:style-name="P59"><text:span text:style-name="Strong_20_Emphasis">Développement Mobile :</text:span> Explorez comment intégrer votre application Django avec des applications mobiles en utilisant des API ou des frameworks tels que Django REST framework.</text:p>
        </text:list-item>
      </text:list>
      <text:p text:style-name="Text_20_body">N'oubliez pas que le domaine du développement logiciel est vaste et en constante évolution. Prenez le temps de découvrir les sujets qui vous intéressent le plus et approfondissez vos connaissances au fur et à mesure de votre progression en tant que développeur Django. Bonne exploration et bon développement !</text:p>
      <text:p text:style-name="Text_20_body"/>
      <text:p text:style-name="P15">Essai de modélisation de la base données</text:p>
      <text:p text:style-name="P9">humaines :</text:p>
      <text:list xml:id="list3750887341" text:style-name="L26">
        <text:list-item>
          <text:p text:style-name="P60"><text:span text:style-name="Strong_20_Emphasis">Entreprise :</text:span></text:p>
          <text:list>
            <text:list-item>
              <text:p text:style-name="P61">Nom de l'entreprise</text:p>
            </text:list-item>
            <text:list-item>
              <text:p text:style-name="P61">Adresse</text:p>
            </text:list-item>
            <text:list-item>
              <text:p text:style-name="P61">Numéro de téléphone</text:p>
            </text:list-item>
            <text:list-item>
              <text:p text:style-name="P61">Adresse e-mail</text:p>
            </text:list-item>
            <text:list-item>
              <text:p text:style-name="P61">Domaine d'activité</text:p>
            </text:list-item>
          </text:list>
        </text:list-item>
        <text:list-item>
          <text:p text:style-name="P60"><text:span text:style-name="Strong_20_Emphasis">Employé :</text:span></text:p>
          <text:list>
            <text:list-item>
              <text:p text:style-name="P61">Nom et prénom de l'employé</text:p>
            </text:list-item>
            <text:list-item>
              <text:p text:style-name="P61">Poste occupé</text:p>
            </text:list-item>
            <text:list-item>
              <text:p text:style-name="P61">Date d'embauche</text:p>
            </text:list-item>
            <text:list-item>
              <text:p text:style-name="P61">Numéro de téléphone</text:p>
            </text:list-item>
            <text:list-item>
              <text:p text:style-name="P61">Adresse e-mail</text:p>
            </text:list-item>
            <text:list-item>
              <text:p text:style-name="P61">Salaire de base (montant de base du salaire)</text:p>
            </text:list-item>
            <text:list-item>
              <text:p text:style-name="P61">Heures de travail par semaine (si le salaire est basé sur les heures travaillées)</text:p>
            </text:list-item>
            <text:list-item>
              <text:p text:style-name="P61">Département (clé étrangère vers la table Département)</text:p>
            </text:list-item>
            <text:list-item>
              <text:p text:style-name="P61">Projet auquel l'employé est affecté (clé étrangère vers la table Projet, optionnelle)</text:p>
            </text:list-item>
          </text:list>
        </text:list-item>
        <text:list-item>
          <text:p text:style-name="P60"><text:span text:style-name="Strong_20_Emphasis">Département :</text:span></text:p>
          <text:list>
            <text:list-item>
              <text:p text:style-name="P61">Nom du département</text:p>
            </text:list-item>
            <text:list-item>
              <text:p text:style-name="P61">Description du département</text:p>
            </text:list-item>
            <text:list-item>
              <text:p text:style-name="P61">Responsable du département (clé étrangère vers la table Employé)</text:p>
            </text:list-item>
          </text:list>
        </text:list-item>
        <text:list-item>
          <text:p text:style-name="P60"><text:span text:style-name="Strong_20_Emphasis">Produit :</text:span></text:p>
          <text:list>
            <text:list-item>
              <text:p text:style-name="P61">Nom du produit</text:p>
            </text:list-item>
            <text:list-item>
              <text:p text:style-name="P61">Description du produit</text:p>
            </text:list-item>
            <text:list-item>
              <text:p text:style-name="P61">Prix unitaire</text:p>
            </text:list-item>
            <text:list-item>
              <text:p text:style-name="P61">Stock disponible</text:p>
            </text:list-item>
          </text:list>
        </text:list-item>
        <text:list-item>
          <text:p text:style-name="P60"><text:span text:style-name="Strong_20_Emphasis">Commande :</text:span></text:p>
          <text:list>
            <text:list-item>
              <text:p text:style-name="P61">Numéro de commande</text:p>
            </text:list-item>
            <text:list-item>
              <text:p text:style-name="P61">Date de commande</text:p>
            </text:list-item>
            <text:list-item>
              <text:p text:style-name="P61">Statut de la commande (en cours, livrée, annulée, etc.)</text:p>
            </text:list-item>
            <text:list-item>
              <text:p text:style-name="P61">Entreprise cliente (clé étrangère vers la table Entreprise)</text:p>
            </text:list-item>
            <text:list-item>
              <text:p text:style-name="P61">Produits commandés (relation many-to-many avec la table Produit)</text:p>
            </text:list-item>
          </text:list>
        </text:list-item>
        <text:list-item>
          <text:p text:style-name="P60"><text:span text:style-name="Strong_20_Emphasis">Fournisseur :</text:span></text:p>
          <text:list>
            <text:list-item>
              <text:p text:style-name="P61">Nom du fournisseur</text:p>
            </text:list-item>
            <text:list-item>
              <text:p text:style-name="P61">Adresse</text:p>
            </text:list-item>
            <text:list-item>
              <text:p text:style-name="P61">Numéro de téléphone</text:p>
            </text:list-item>
            <text:list-item>
              <text:p text:style-name="P61">Adresse e-mail</text:p>
            </text:list-item>
          </text:list>
        </text:list-item>
        <text:list-item>
          <text:p text:style-name="P60"><text:span text:style-name="Strong_20_Emphasis">Facture :</text:span></text:p>
          <text:list>
            <text:list-item>
              <text:p text:style-name="P61">Numéro de facture</text:p>
            </text:list-item>
            <text:list-item>
              <text:p text:style-name="P61">Date de facturation</text:p>
            </text:list-item>
            <text:list-item>
              <text:p text:style-name="P61">Montant total</text:p>
            </text:list-item>
            <text:list-item>
              <text:p text:style-name="P61"><text:soft-page-break/>Statut de la facture (payée, en attente de paiement, etc.)</text:p>
            </text:list-item>
            <text:list-item>
              <text:p text:style-name="P61">Entreprise cliente (clé étrangère vers la table Entreprise)</text:p>
            </text:list-item>
            <text:list-item>
              <text:p text:style-name="P61">Commande associée (clé étrangère vers la table Commande)</text:p>
            </text:list-item>
            <text:list-item>
              <text:p text:style-name="P61">Paiements associés (relation one-to-many avec la table Paiement)</text:p>
            </text:list-item>
          </text:list>
        </text:list-item>
        <text:list-item>
          <text:p text:style-name="P60"><text:span text:style-name="Strong_20_Emphasis">Paiement :</text:span></text:p>
          <text:list>
            <text:list-item>
              <text:p text:style-name="P61">Montant du paiement</text:p>
            </text:list-item>
            <text:list-item>
              <text:p text:style-name="P61">Date du paiement</text:p>
            </text:list-item>
            <text:list-item>
              <text:p text:style-name="P61">Mode de paiement (espèces, carte de crédit, etc.)</text:p>
            </text:list-item>
            <text:list-item>
              <text:p text:style-name="P61">Facture associée (clé étrangère vers la table Facture)</text:p>
            </text:list-item>
          </text:list>
        </text:list-item>
        <text:list-item>
          <text:p text:style-name="P60"><text:span text:style-name="Strong_20_Emphasis">Projet :</text:span></text:p>
          <text:list>
            <text:list-item>
              <text:p text:style-name="P61">Nom du projet</text:p>
            </text:list-item>
            <text:list-item>
              <text:p text:style-name="P61">Description du projet</text:p>
            </text:list-item>
            <text:list-item>
              <text:p text:style-name="P61">Date de début</text:p>
            </text:list-item>
            <text:list-item>
              <text:p text:style-name="P61">Date de fin</text:p>
            </text:list-item>
            <text:list-item>
              <text:p text:style-name="P61">Entreprise cliente (clé étrangère vers la table Entreprise)</text:p>
            </text:list-item>
            <text:list-item>
              <text:p text:style-name="P61">Employés assignés au projet (relation many-to-many avec la table Employé)</text:p>
            </text:list-item>
          </text:list>
        </text:list-item>
        <text:list-item>
          <text:p text:style-name="P60"><text:span text:style-name="Strong_20_Emphasis">Tâche :</text:span></text:p>
          <text:list>
            <text:list-item>
              <text:p text:style-name="P61">Description de la tâche</text:p>
            </text:list-item>
            <text:list-item>
              <text:p text:style-name="P61">Statut de la tâche (en cours, terminée, en attente, etc.)</text:p>
            </text:list-item>
            <text:list-item>
              <text:p text:style-name="P61">Date de début</text:p>
            </text:list-item>
            <text:list-item>
              <text:p text:style-name="P61">Date de fin</text:p>
            </text:list-item>
            <text:list-item>
              <text:p text:style-name="P61">Employé responsable de la tâche (clé étrangère vers la table Employé)</text:p>
            </text:list-item>
            <text:list-item>
              <text:p text:style-name="P61">Projet associé (clé étrangère vers la table Projet)</text:p>
            </text:list-item>
          </text:list>
        </text:list-item>
        <text:list-item>
          <text:p text:style-name="P60"><text:span text:style-name="Strong_20_Emphasis">ChangementSalaire :</text:span></text:p>
          <text:list>
            <text:list-item>
              <text:p text:style-name="P61">Employé (clé étrangère vers la table Employé)</text:p>
            </text:list-item>
            <text:list-item>
              <text:p text:style-name="P61">Nouveau salaire</text:p>
            </text:list-item>
            <text:list-item>
              <text:p text:style-name="P61">Date de changement</text:p>
            </text:list-item>
          </text:list>
        </text:list-item>
        <text:list-item>
          <text:p text:style-name="P60"><text:span text:style-name="Strong_20_Emphasis">Gestion des Ressources Humaines :</text:span></text:p>
          <text:list>
            <text:list-item>
              <text:p text:style-name="P61">Congés de l'employé (relation one-to-many avec la table Employé)</text:p>
            </text:list-item>
            <text:list-item>
              <text:p text:style-name="P61">Formations de l'employé (relation one-to-many avec la table Employé)</text:p>
            </text:list-item>
            <text:list-item>
              <text:p text:style-name="P61">Évaluations de l'employé (relation one-to-many avec la table Employé)</text:p>
            </text:list-item>
            <text:list-item>
              <text:p text:style-name="P61">Recrutements (relation one-to-many avec la table Employé)</text:p>
            </text:list-item>
            <text:list-item>
              <text:p text:style-name="P60">Départs (relation one-to-many avec la table Employé)</text:p>
            </text:list-item>
          </text:list>
        </text:list-item>
      </text:list>
      <text:p text:style-name="P10">########## <text:s text:c="2"/>ou bien on peut aussi se baser sur la modélisation suivante</text:p>
      <text:p text:style-name="P10">Modélisation complète avec les relations entre les tables :</text:p>
      <text:p text:style-name="Text_20_body"><text:span text:style-name="Strong_20_Emphasis">Entreprise :</text:span></text:p>
      <text:list xml:id="list1001759832" text:style-name="L27">
        <text:list-item>
          <text:p text:style-name="P63">ID (clé primaire)</text:p>
        </text:list-item>
        <text:list-item>
          <text:p text:style-name="P63">Nom de l'entreprise</text:p>
        </text:list-item>
        <text:list-item>
          <text:p text:style-name="P63">Adresse</text:p>
        </text:list-item>
        <text:list-item>
          <text:p text:style-name="P63">Numéro de téléphone</text:p>
        </text:list-item>
        <text:list-item>
          <text:p text:style-name="P63">Adresse e-mail</text:p>
        </text:list-item>
        <text:list-item>
          <text:p text:style-name="P62">Domaine d'activité</text:p>
        </text:list-item>
      </text:list>
      <text:p text:style-name="Text_20_body"><text:soft-page-break/><text:span text:style-name="Strong_20_Emphasis">Employé :</text:span></text:p>
      <text:list xml:id="list810391645" text:style-name="L28">
        <text:list-item>
          <text:p text:style-name="P65">ID (clé primaire)</text:p>
        </text:list-item>
        <text:list-item>
          <text:p text:style-name="P65">Nom et prénom de l'employé</text:p>
        </text:list-item>
        <text:list-item>
          <text:p text:style-name="P65">Poste occupé</text:p>
        </text:list-item>
        <text:list-item>
          <text:p text:style-name="P65">Date d'embauche</text:p>
        </text:list-item>
        <text:list-item>
          <text:p text:style-name="P65">Numéro de téléphone</text:p>
        </text:list-item>
        <text:list-item>
          <text:p text:style-name="P65">Adresse e-mail</text:p>
        </text:list-item>
        <text:list-item>
          <text:p text:style-name="P65">Salaire de base (montant de base du salaire)</text:p>
        </text:list-item>
        <text:list-item>
          <text:p text:style-name="P65">Heures de travail par semaine (si le salaire est basé sur les heures travaillées)</text:p>
        </text:list-item>
        <text:list-item>
          <text:p text:style-name="P65">Département (clé étrangère vers la table Département)</text:p>
        </text:list-item>
        <text:list-item>
          <text:p text:style-name="P64">Projet auquel l'employé est affecté (clé étrangère vers la table Projet, optionnelle)</text:p>
        </text:list-item>
      </text:list>
      <text:p text:style-name="Text_20_body"><text:span text:style-name="Strong_20_Emphasis">Département :</text:span></text:p>
      <text:list xml:id="list1268828462" text:style-name="L29">
        <text:list-item>
          <text:p text:style-name="P67">ID (clé primaire)</text:p>
        </text:list-item>
        <text:list-item>
          <text:p text:style-name="P67">Nom du département</text:p>
        </text:list-item>
        <text:list-item>
          <text:p text:style-name="P67">Description du département</text:p>
        </text:list-item>
        <text:list-item>
          <text:p text:style-name="P66">Responsable du département (clé étrangère vers la table Employé)</text:p>
        </text:list-item>
      </text:list>
      <text:p text:style-name="Text_20_body"><text:span text:style-name="Strong_20_Emphasis">Produit :</text:span></text:p>
      <text:list xml:id="list2054068476" text:style-name="L30">
        <text:list-item>
          <text:p text:style-name="P69">ID (clé primaire)</text:p>
        </text:list-item>
        <text:list-item>
          <text:p text:style-name="P69">Nom du produit</text:p>
        </text:list-item>
        <text:list-item>
          <text:p text:style-name="P69">Description du produit</text:p>
        </text:list-item>
        <text:list-item>
          <text:p text:style-name="P69">Prix unitaire</text:p>
        </text:list-item>
        <text:list-item>
          <text:p text:style-name="P68">Stock disponible</text:p>
        </text:list-item>
      </text:list>
      <text:p text:style-name="Text_20_body"><text:span text:style-name="Strong_20_Emphasis">Commande :</text:span></text:p>
      <text:list xml:id="list2640598035" text:style-name="L31">
        <text:list-item>
          <text:p text:style-name="P71">ID (clé primaire)</text:p>
        </text:list-item>
        <text:list-item>
          <text:p text:style-name="P71">Numéro de commande</text:p>
        </text:list-item>
        <text:list-item>
          <text:p text:style-name="P71">Date de commande</text:p>
        </text:list-item>
        <text:list-item>
          <text:p text:style-name="P71">Statut de la commande (en cours, livrée, annulée, etc.)</text:p>
        </text:list-item>
        <text:list-item>
          <text:p text:style-name="P71">Entreprise cliente (clé étrangère vers la table Entreprise)</text:p>
        </text:list-item>
        <text:list-item>
          <text:p text:style-name="P70">Produits commandés (relation many-to-many avec la table Produit)</text:p>
        </text:list-item>
      </text:list>
      <text:p text:style-name="Text_20_body"><text:span text:style-name="Strong_20_Emphasis">Fournisseur :</text:span></text:p>
      <text:list xml:id="list902576909" text:style-name="L32">
        <text:list-item>
          <text:p text:style-name="P73">ID (clé primaire)</text:p>
        </text:list-item>
        <text:list-item>
          <text:p text:style-name="P73">Nom du fournisseur</text:p>
        </text:list-item>
        <text:list-item>
          <text:p text:style-name="P73">Adresse</text:p>
        </text:list-item>
        <text:list-item>
          <text:p text:style-name="P73">Numéro de téléphone</text:p>
        </text:list-item>
        <text:list-item>
          <text:p text:style-name="P72">Adresse e-mail</text:p>
        </text:list-item>
      </text:list>
      <text:p text:style-name="Text_20_body"><text:span text:style-name="Strong_20_Emphasis">Facture :</text:span></text:p>
      <text:list xml:id="list542209664" text:style-name="L33">
        <text:list-item>
          <text:p text:style-name="P75">ID (clé primaire)</text:p>
        </text:list-item>
        <text:list-item>
          <text:p text:style-name="P75">Numéro de facture</text:p>
        </text:list-item>
        <text:list-item>
          <text:p text:style-name="P75">Date de facturation</text:p>
        </text:list-item>
        <text:list-item>
          <text:p text:style-name="P75">Montant total</text:p>
        </text:list-item>
        <text:list-item>
          <text:p text:style-name="P75">Statut de la facture (payée, en attente de paiement, etc.)</text:p>
        </text:list-item>
        <text:list-item>
          <text:p text:style-name="P75"><text:soft-page-break/>Entreprise cliente (clé étrangère vers la table Entreprise)</text:p>
        </text:list-item>
        <text:list-item>
          <text:p text:style-name="P75">Commande associée (clé étrangère vers la table Commande)</text:p>
        </text:list-item>
        <text:list-item>
          <text:p text:style-name="P74">Paiements associés (relation one-to-many avec la table Paiement)</text:p>
        </text:list-item>
      </text:list>
      <text:p text:style-name="Text_20_body"><text:span text:style-name="Strong_20_Emphasis">Paiement :</text:span></text:p>
      <text:list xml:id="list2690477243" text:style-name="L34">
        <text:list-item>
          <text:p text:style-name="P77">ID (clé primaire)</text:p>
        </text:list-item>
        <text:list-item>
          <text:p text:style-name="P77">Montant du paiement</text:p>
        </text:list-item>
        <text:list-item>
          <text:p text:style-name="P77">Date du paiement</text:p>
        </text:list-item>
        <text:list-item>
          <text:p text:style-name="P77">Mode de paiement (espèces, carte de crédit, etc.)</text:p>
        </text:list-item>
        <text:list-item>
          <text:p text:style-name="P76">Facture associée (clé étrangère vers la table Facture)</text:p>
        </text:list-item>
      </text:list>
      <text:p text:style-name="Text_20_body"><text:span text:style-name="Strong_20_Emphasis">Projet :</text:span></text:p>
      <text:list xml:id="list1202595156" text:style-name="L35">
        <text:list-item>
          <text:p text:style-name="P79">ID (clé primaire)</text:p>
        </text:list-item>
        <text:list-item>
          <text:p text:style-name="P79">Nom du projet</text:p>
        </text:list-item>
        <text:list-item>
          <text:p text:style-name="P79">Description du projet</text:p>
        </text:list-item>
        <text:list-item>
          <text:p text:style-name="P79">Date de début</text:p>
        </text:list-item>
        <text:list-item>
          <text:p text:style-name="P79">Date de fin</text:p>
        </text:list-item>
        <text:list-item>
          <text:p text:style-name="P78">Entreprise cliente (clé étrangère vers la table Entreprise)</text:p>
        </text:list-item>
      </text:list>
      <text:p text:style-name="Text_20_body"><text:span text:style-name="Strong_20_Emphasis">Tâche :</text:span></text:p>
      <text:list xml:id="list2331292965" text:style-name="L36">
        <text:list-item>
          <text:p text:style-name="P81">ID (clé primaire)</text:p>
        </text:list-item>
        <text:list-item>
          <text:p text:style-name="P81">Description de la tâche</text:p>
        </text:list-item>
        <text:list-item>
          <text:p text:style-name="P81">Statut de la tâche (en cours, terminée, en attente, etc.)</text:p>
        </text:list-item>
        <text:list-item>
          <text:p text:style-name="P81">Date de début</text:p>
        </text:list-item>
        <text:list-item>
          <text:p text:style-name="P81">Date de fin</text:p>
        </text:list-item>
        <text:list-item>
          <text:p text:style-name="P81">Employé responsable de la tâche (clé étrangère vers la table Employé)</text:p>
        </text:list-item>
        <text:list-item>
          <text:p text:style-name="P80">Projet associé (clé étrangère vers la table Projet)</text:p>
        </text:list-item>
      </text:list>
      <text:p text:style-name="Text_20_body"><text:span text:style-name="Strong_20_Emphasis">ChangementSalaire :</text:span></text:p>
      <text:list xml:id="list3701662182" text:style-name="L37">
        <text:list-item>
          <text:p text:style-name="P83">ID (clé primaire)</text:p>
        </text:list-item>
        <text:list-item>
          <text:p text:style-name="P83">Employé (clé étrangère vers la table Employé)</text:p>
        </text:list-item>
        <text:list-item>
          <text:p text:style-name="P83">Nouveau salaire</text:p>
        </text:list-item>
        <text:list-item>
          <text:p text:style-name="P82">Date de changement</text:p>
        </text:list-item>
      </text:list>
      <text:p text:style-name="Text_20_body"><text:span text:style-name="Strong_20_Emphasis">Gestion des Ressources Humaines :</text:span></text:p>
      <text:list xml:id="list1458649956" text:style-name="L38">
        <text:list-item>
          <text:p text:style-name="P85">ID (clé primaire)</text:p>
        </text:list-item>
        <text:list-item>
          <text:p text:style-name="P85">Employé (clé étrangère vers la table Employé)</text:p>
        </text:list-item>
        <text:list-item>
          <text:p text:style-name="P85">Congés de l'employé (relation one-to-many avec la table Congés)</text:p>
        </text:list-item>
        <text:list-item>
          <text:p text:style-name="P85">Formations de l'employé (relation one-to-many avec la table Formations)</text:p>
        </text:list-item>
        <text:list-item>
          <text:p text:style-name="P85">Évaluations de l'employé (relation one-to-many avec la table Évaluations)</text:p>
        </text:list-item>
        <text:list-item>
          <text:p text:style-name="P85">Recrutements (relation one-to-many avec la table Recrutements)</text:p>
        </text:list-item>
        <text:list-item>
          <text:p text:style-name="P84">Départs (relation one-to-many avec la table Départs)</text:p>
        </text:list-item>
      </text:list>
      <text:p text:style-name="Text_20_body"><text:span text:style-name="Strong_20_Emphasis">Congés :</text:span></text:p>
      <text:list xml:id="list2389939556" text:style-name="L39">
        <text:list-item>
          <text:p text:style-name="P87">ID (clé primaire)</text:p>
        </text:list-item>
        <text:list-item>
          <text:p text:style-name="P87">Type de congé</text:p>
        </text:list-item>
        <text:list-item>
          <text:p text:style-name="P87"><text:soft-page-break/>Date de début</text:p>
        </text:list-item>
        <text:list-item>
          <text:p text:style-name="P86">Date de fin</text:p>
        </text:list-item>
      </text:list>
      <text:p text:style-name="Text_20_body"><text:span text:style-name="Strong_20_Emphasis">Formations :</text:span></text:p>
      <text:list xml:id="list3262993154" text:style-name="L40">
        <text:list-item>
          <text:p text:style-name="P89">ID (clé primaire)</text:p>
        </text:list-item>
        <text:list-item>
          <text:p text:style-name="P89">Titre de la formation</text:p>
        </text:list-item>
        <text:list-item>
          <text:p text:style-name="P89">Date de début</text:p>
        </text:list-item>
        <text:list-item>
          <text:p text:style-name="P88">Date de fin</text:p>
        </text:list-item>
      </text:list>
      <text:p text:style-name="Text_20_body"><text:span text:style-name="Strong_20_Emphasis">Évaluations :</text:span></text:p>
      <text:list xml:id="list133455183" text:style-name="L41">
        <text:list-item>
          <text:p text:style-name="P91">ID (clé primaire)</text:p>
        </text:list-item>
        <text:list-item>
          <text:p text:style-name="P91">Type d'évaluation</text:p>
        </text:list-item>
        <text:list-item>
          <text:p text:style-name="P90">Date de l'évaluation</text:p>
        </text:list-item>
      </text:list>
      <text:p text:style-name="Text_20_body"><text:span text:style-name="Strong_20_Emphasis">Recrutements :</text:span></text:p>
      <text:list xml:id="list1823679111" text:style-name="L42">
        <text:list-item>
          <text:p text:style-name="P93">ID (clé primaire)</text:p>
        </text:list-item>
        <text:list-item>
          <text:p text:style-name="P93">Type de recrutement</text:p>
        </text:list-item>
        <text:list-item>
          <text:p text:style-name="P92">Date du recrutement</text:p>
        </text:list-item>
      </text:list>
      <text:p text:style-name="Text_20_body"><text:span text:style-name="Strong_20_Emphasis">Départs :</text:span></text:p>
      <text:list xml:id="list1313775445" text:style-name="L43">
        <text:list-item>
          <text:p text:style-name="P95">ID (clé primaire)</text:p>
        </text:list-item>
        <text:list-item>
          <text:p text:style-name="P95">Type de départ (démission, licenciement, retraite, etc.)</text:p>
        </text:list-item>
        <text:list-item>
          <text:p text:style-name="P94">Date du départ</text:p>
        </text:list-item>
      </text:list>
      <text:p text:style-name="Text_20_body"><text:span text:style-name="Strong_20_Emphasis">Gestion des Ventes et du Marketing :</text:span></text:p>
      <text:list xml:id="list3677535474" text:style-name="L44">
        <text:list-item>
          <text:p text:style-name="P97">ID (clé primaire)</text:p>
        </text:list-item>
        <text:list-item>
          <text:p text:style-name="P97">Prospect (leads)</text:p>
        </text:list-item>
        <text:list-item>
          <text:p text:style-name="P97">Client (relation one-to-many avec la table Entreprise)</text:p>
        </text:list-item>
        <text:list-item>
          <text:p text:style-name="P96">Partenaire commercial</text:p>
        </text:list-item>
      </text:list>
      <text:p text:style-name="Text_20_body"><text:span text:style-name="Strong_20_Emphasis">Gestion des Finances :</text:span></text:p>
      <text:list xml:id="list1816786894" text:style-name="L45">
        <text:list-item>
          <text:p text:style-name="P99">ID (clé primaire)</text:p>
        </text:list-item>
        <text:list-item>
          <text:p text:style-name="P99">Comptabilité générale (relation one-to-one avec la table Entreprise)</text:p>
        </text:list-item>
        <text:list-item>
          <text:p text:style-name="P98">Budget (relation one-to-many avec la table Entreprise)</text:p>
        </text:list-item>
      </text:list>
      <text:p text:style-name="Text_20_body"><text:span text:style-name="Strong_20_Emphasis">Gestion des Opérations :</text:span></text:p>
      <text:list xml:id="list1809406261" text:style-name="L46">
        <text:list-item>
          <text:p text:style-name="P101">ID (clé primaire)</text:p>
        </text:list-item>
        <text:list-item>
          <text:p text:style-name="P101">Stock et approvisionnements</text:p>
        </text:list-item>
        <text:list-item>
          <text:p text:style-name="P101">Production</text:p>
        </text:list-item>
        <text:list-item>
          <text:p text:style-name="P100">Chaîne d'approvisionnement et fournisseurs</text:p>
        </text:list-item>
      </text:list>
      <text:p text:style-name="Text_20_body"><text:span text:style-name="Strong_20_Emphasis">Analyse des Données :</text:span></text:p>
      <text:list xml:id="list2720244974" text:style-name="L47">
        <text:list-item>
          <text:p text:style-name="P103">ID (clé primaire)</text:p>
        </text:list-item>
        <text:list-item>
          <text:p text:style-name="P103">Tableaux de bord (relation one-to-one avec la table Entreprise)</text:p>
        </text:list-item>
        <text:list-item>
          <text:p text:style-name="P102">Rapports personnalisés</text:p>
        </text:list-item>
      </text:list>
      <text:p text:style-name="Text_20_body"><text:span text:style-name="Strong_20_Emphasis">Gestion de la Relation Client (CRM) :</text:span></text:p>
      <text:list xml:id="list396013727" text:style-name="L48">
        <text:list-item>
          <text:p text:style-name="P105"><text:soft-page-break/>ID (clé primaire)</text:p>
        </text:list-item>
        <text:list-item>
          <text:p text:style-name="P105">Interaction avec les clients</text:p>
        </text:list-item>
        <text:list-item>
          <text:p text:style-name="P104">Contrats et engagements clients</text:p>
        </text:list-item>
      </text:list>
      <text:p text:style-name="Text_20_body"><text:span text:style-name="Strong_20_Emphasis">Gestion de Projet :</text:span></text:p>
      <text:list xml:id="list129538657" text:style-name="L49">
        <text:list-item>
          <text:p text:style-name="P107">ID (clé primaire)</text:p>
        </text:list-item>
        <text:list-item>
          <text:p text:style-name="P106">Tâches et échéances</text:p>
        </text:list-item>
      </text:list>
      <text:p text:style-name="Text_20_body"><text:span text:style-name="Strong_20_Emphasis">Gestion des Actifs :</text:span></text:p>
      <text:list xml:id="list2363651890" text:style-name="L50">
        <text:list-item>
          <text:p text:style-name="P109">ID (clé primaire)</text:p>
        </text:list-item>
        <text:list-item>
          <text:p text:style-name="P109">Actifs matériels de l'entreprise</text:p>
        </text:list-item>
        <text:list-item>
          <text:p text:style-name="P108">Maintenance préventive</text:p>
        </text:list-item>
      </text:list>
      <text:p text:style-name="Text_20_body"><text:span text:style-name="Strong_20_Emphasis">Sécurité et Contrôle d'Accès :</text:span></text:p>
      <text:list xml:id="list1294556725" text:style-name="L51">
        <text:list-item>
          <text:p text:style-name="P111">ID (clé primaire)</text:p>
        </text:list-item>
        <text:list-item>
          <text:p text:style-name="P110">Gestion des rôles et des autorisations pour les différents niveaux d'accès des utilisateurs.</text:p>
        </text:list-item>
      </text:list>
      <text:p text:style-name="P10"/>
      <text:p text:style-name="P20"><text:span text:style-name="Strong_20_Emphasis"><text:span text:style-name="T7">APPLICATION </text:span></text:span><text:span text:style-name="Strong_20_Emphasis">MARKETPLACE AGRICOLE</text:span></text:p>
      <text:p text:style-name="P10">Créer une Marketplace agricole peut être une excellente opportunité pour gagner de l'argent tout en ayant un impact positif sur les agriculteurs et les consommateurs. Voici quelques stratégies pour monétiser votre Marketplace agricole :</text:p>
      <text:list xml:id="list64388893" text:style-name="L52">
        <text:list-item>
          <text:p text:style-name="P112"><text:span text:style-name="Strong_20_Emphasis">Frais de transaction :</text:span> Vous pouvez facturer des frais de transaction aux agriculteurs pour chaque vente réussie réalisée sur votre plateforme. Par exemple, vous pouvez prélever un pourcentage sur le montant de chaque transaction.</text:p>
        </text:list-item>
        <text:list-item>
          <text:p text:style-name="P112"><text:span text:style-name="Strong_20_Emphasis">Abonnements premium :</text:span> Proposez un modèle d'abonnement premium pour les agriculteurs qui souhaitent bénéficier de fonctionnalités et d'avantages supplémentaires, tels que la mise en évidence de leurs produits, l'accès à des statistiques avancées ou des tarifs réduits sur les frais de transaction.</text:p>
        </text:list-item>
        <text:list-item>
          <text:p text:style-name="P112"><text:span text:style-name="Strong_20_Emphasis">Publicité et promotion :</text:span> Offrez des espaces publicitaires sur votre Marketplace agricole pour les fournisseurs de services agricoles, les entreprises agroalimentaires ou d'autres entreprises connexes souhaitant atteindre votre base d'utilisateurs. Vous pouvez facturer des frais pour ces espaces publicitaires ou utiliser un modèle d'enchères pour maximiser les revenus.</text:p>
        </text:list-item>
        <text:list-item>
          <text:p text:style-name="P112"><text:span text:style-name="Strong_20_Emphasis">Commission sur les services complémentaires :</text:span> En plus des produits agricoles, vous pouvez proposer des services complémentaires tels que la livraison, le traitement des produits, le stockage, etc. Vous pouvez négocier des partenariats avec des prestataires de services et gagner une commission sur chaque transaction réalisée via votre plateforme.</text:p>
        </text:list-item>
        <text:list-item>
          <text:p text:style-name="P112"><text:span text:style-name="Strong_20_Emphasis">Vente de données et d'analyses :</text:span> Les données agricoles peuvent être précieuses pour les entreprises agroalimentaires, les institutions de recherche et les organismes gouvernementaux. Vous pouvez proposer des rapports d'analyses et de tendances basés sur les données recueillies par votre Marketplace agricole, moyennant des frais.</text:p>
        </text:list-item>
        <text:list-item>
          <text:p text:style-name="P112"><text:span text:style-name="Strong_20_Emphasis">Partenariats avec des marques :</text:span> En établissant des partenariats avec des marques de produits agricoles, vous pourriez obtenir des accords de marketing et de promotion. Vous pourriez organiser des promotions spéciales, des offres groupées ou des ventes flash pour les produits de ces marques, en gagnant des commissions sur les ventes générées.</text:p>
        </text:list-item>
        <text:list-item>
          <text:p text:style-name="P112"><text:span text:style-name="Strong_20_Emphasis">Programmes d'affiliation :</text:span> Mettez en place des programmes d'affiliation où vous récompensez les utilisateurs qui apportent de nouveaux agriculteurs ou acheteurs sur la plateforme. Vous pouvez offrir des commissions ou des réductions pour chaque nouvel utilisateur qui s'inscrit ou réalise une transaction.</text:p>
        </text:list-item>
        <text:list-item>
          <text:p text:style-name="P112"><text:span text:style-name="Strong_20_Emphasis">Soutien aux agriculteurs :</text:span> Si votre plateforme aide les agriculteurs à accéder à de nouveaux marchés et à augmenter leurs ventes, vous pouvez négocier des accords de parrainage ou de soutien avec des organisations ou des institutions intéressées à soutenir le développement agricole.</text:p>
        </text:list-item>
      </text:list>
      <text:p text:style-name="P21">Assurez-vous de proposer des tarifs compétitifs et des avantages significatifs pour les utilisateurs de votre plateforme afin d'attirer un grand nombre d'agriculteurs et d'acheteurs. La réussite de votre Marketplace agricole dépendra également de la qualité du service, de la sécurité des transactions et de l'efficacité de la plateforme.</text:p>
      <text:p text:style-name="Text_20_body"><text:soft-page-break/>N'oubliez pas que le développement d'une Marketplace agricole réussie nécessite des investissements initiaux en termes de développement, de marketing, de support client et d'expansion continue. Cependant, avec une approche solide et une attention continue aux besoins des utilisateurs, cela peut devenir une entreprise rentable tout en ayant un impact positif sur le secteur agricole.</text:p>
      <text:p text:style-name="P22"/>
      <text:p text:style-name="P16">Modélisation de la base de données</text:p>
      <text:p text:style-name="P11">Pour une Marketplace agricole, une base de données bien conçue est essentielle pour stocker les informations liées aux utilisateurs, aux produits, aux transactions et autres données pertinentes. Voici une proposition de base de données pour une telle application :</text:p>
      <text:list xml:id="list1484630582" text:style-name="L53">
        <text:list-item>
          <text:p text:style-name="P113"><text:span text:style-name="Strong_20_Emphasis">Table Utilisateurs :</text:span></text:p>
          <text:list>
            <text:list-item>
              <text:p text:style-name="P114">ID_utilisateur (Clé primaire)</text:p>
            </text:list-item>
            <text:list-item>
              <text:p text:style-name="P114">Nom</text:p>
            </text:list-item>
            <text:list-item>
              <text:p text:style-name="P114">Prénom</text:p>
            </text:list-item>
            <text:list-item>
              <text:p text:style-name="P114">Adresse e-mail</text:p>
            </text:list-item>
            <text:list-item>
              <text:p text:style-name="P114">Mot de passe (haché)</text:p>
            </text:list-item>
            <text:list-item>
              <text:p text:style-name="P114">Numéro de téléphone</text:p>
            </text:list-item>
            <text:list-item>
              <text:p text:style-name="P114">Adresse physique</text:p>
            </text:list-item>
            <text:list-item>
              <text:p text:style-name="P114">Type d'utilisateur (agriculteur, acheteur, administrateur, etc.)</text:p>
            </text:list-item>
          </text:list>
        </text:list-item>
        <text:list-item>
          <text:p text:style-name="P113"><text:span text:style-name="Strong_20_Emphasis">Table Produits :</text:span></text:p>
          <text:list>
            <text:list-item>
              <text:p text:style-name="P114">ID_produit (Clé primaire)</text:p>
            </text:list-item>
            <text:list-item>
              <text:p text:style-name="P114">ID_utilisateur (Clé étrangère faisant référence à la table Utilisateurs)</text:p>
            </text:list-item>
            <text:list-item>
              <text:p text:style-name="P114">Nom du produit</text:p>
            </text:list-item>
            <text:list-item>
              <text:p text:style-name="P114">Description du produit</text:p>
            </text:list-item>
            <text:list-item>
              <text:p text:style-name="P114">Catégorie du produit (fruits, légumes, céréales, etc.)</text:p>
            </text:list-item>
            <text:list-item>
              <text:p text:style-name="P114">Prix unitaire</text:p>
            </text:list-item>
            <text:list-item>
              <text:p text:style-name="P114">Quantité disponible</text:p>
            </text:list-item>
            <text:list-item>
              <text:p text:style-name="P114">Image du produit (chemin vers l'image)</text:p>
            </text:list-item>
          </text:list>
        </text:list-item>
        <text:list-item>
          <text:p text:style-name="P113"><text:span text:style-name="Strong_20_Emphasis">Table Transactions :</text:span></text:p>
          <text:list>
            <text:list-item>
              <text:p text:style-name="P114">ID_transaction (Clé primaire)</text:p>
            </text:list-item>
            <text:list-item>
              <text:p text:style-name="P114">ID_acheteur (Clé étrangère faisant référence à la table Utilisateurs)</text:p>
            </text:list-item>
            <text:list-item>
              <text:p text:style-name="P114">ID_vendeur (Clé étrangère faisant référence à la table Utilisateurs)</text:p>
            </text:list-item>
            <text:list-item>
              <text:p text:style-name="P114">ID_produit (Clé étrangère faisant référence à la table Produits)</text:p>
            </text:list-item>
            <text:list-item>
              <text:p text:style-name="P114">Quantité achetée</text:p>
            </text:list-item>
            <text:list-item>
              <text:p text:style-name="P114">Montant total de la transaction</text:p>
            </text:list-item>
            <text:list-item>
              <text:p text:style-name="P114">Date de la transaction</text:p>
            </text:list-item>
          </text:list>
        </text:list-item>
        <text:list-item>
          <text:p text:style-name="P113"><text:span text:style-name="Strong_20_Emphasis">Table Paiements :</text:span></text:p>
          <text:list>
            <text:list-item>
              <text:p text:style-name="P114">ID_paiement (Clé primaire)</text:p>
            </text:list-item>
            <text:list-item>
              <text:p text:style-name="P114">ID_transaction (Clé étrangère faisant référence à la table Transactions)</text:p>
            </text:list-item>
            <text:list-item>
              <text:p text:style-name="P114">Montant payé</text:p>
            </text:list-item>
            <text:list-item>
              <text:p text:style-name="P114">Date du paiement</text:p>
            </text:list-item>
            <text:list-item>
              <text:p text:style-name="P114">Statut du paiement (en attente, confirmé, annulé, etc.)</text:p>
            </text:list-item>
          </text:list>
        </text:list-item>
        <text:list-item>
          <text:p text:style-name="P113"><text:soft-page-break/><text:span text:style-name="Strong_20_Emphasis">Table Annonces :</text:span></text:p>
          <text:list>
            <text:list-item>
              <text:p text:style-name="P114">ID_annonce (Clé primaire)</text:p>
            </text:list-item>
            <text:list-item>
              <text:p text:style-name="P114">ID_utilisateur (Clé étrangère faisant référence à la table Utilisateurs)</text:p>
            </text:list-item>
            <text:list-item>
              <text:p text:style-name="P114">Titre de l'annonce</text:p>
            </text:list-item>
            <text:list-item>
              <text:p text:style-name="P114">Description de l'annonce</text:p>
            </text:list-item>
            <text:list-item>
              <text:p text:style-name="P114">Date de création de l'annonce</text:p>
            </text:list-item>
            <text:list-item>
              <text:p text:style-name="P114">Date d'expiration de l'annonce</text:p>
            </text:list-item>
            <text:list-item>
              <text:p text:style-name="P114">Statut de l'annonce (active, expirée, supprimée, etc.)</text:p>
            </text:list-item>
          </text:list>
        </text:list-item>
        <text:list-item>
          <text:p text:style-name="P113"><text:span text:style-name="Strong_20_Emphasis">Table Commentaires :</text:span></text:p>
          <text:list>
            <text:list-item>
              <text:p text:style-name="P114">ID_commentaire (Clé primaire)</text:p>
            </text:list-item>
            <text:list-item>
              <text:p text:style-name="P114">ID_utilisateur (Clé étrangère faisant référence à la table Utilisateurs)</text:p>
            </text:list-item>
            <text:list-item>
              <text:p text:style-name="P114">ID_produit (Clé étrangère faisant référence à la table Produits)</text:p>
            </text:list-item>
            <text:list-item>
              <text:p text:style-name="P114">Contenu du commentaire</text:p>
            </text:list-item>
            <text:list-item>
              <text:p text:style-name="P114">Note (évaluation du produit)</text:p>
            </text:list-item>
          </text:list>
        </text:list-item>
        <text:list-item>
          <text:p text:style-name="P113"><text:span text:style-name="Strong_20_Emphasis">Table Catégories de produits :</text:span></text:p>
          <text:list>
            <text:list-item>
              <text:p text:style-name="P114">ID_catégorie (Clé primaire)</text:p>
            </text:list-item>
            <text:list-item>
              <text:p text:style-name="P114">Nom de la catégorie</text:p>
            </text:list-item>
            <text:list-item>
              <text:p text:style-name="P114">Description de la catégorie</text:p>
            </text:list-item>
          </text:list>
        </text:list-item>
        <text:list-item>
          <text:p text:style-name="P113"><text:span text:style-name="Strong_20_Emphasis">Table Abonnements :</text:span></text:p>
          <text:list>
            <text:list-item>
              <text:p text:style-name="P114">ID_abonnement (Clé primaire)</text:p>
            </text:list-item>
            <text:list-item>
              <text:p text:style-name="P114">ID_utilisateur (Clé étrangère faisant référence à la table Utilisateurs)</text:p>
            </text:list-item>
            <text:list-item>
              <text:p text:style-name="P114">Type d'abonnement (premium, standard, etc.)</text:p>
            </text:list-item>
            <text:list-item>
              <text:p text:style-name="P114">Date de début de l'abonnement</text:p>
            </text:list-item>
            <text:list-item>
              <text:p text:style-name="P113">Date d'expiration de l'abonnement</text:p>
            </text:list-item>
          </text:list>
        </text:list-item>
      </text:list>
      <text:p text:style-name="Text_20_body">Ceci est une structure de base de données pour vous aider à démarrer votre projet de Marketplace agricole. Bien entendu, selon les fonctionnalités spécifiques que vous prévoyez d'inclure, vous devrez peut-être ajouter ou ajuster des tables et des champs en conséquence. Assurez-vous également d'indexer correctement les champs pour améliorer les performances de la base de données, en particulier pour les requêtes fréquentes.</text:p>
      <text:p text:style-name="Text_20_body">N'oubliez pas de prendre en compte la sécurité des données et d'utiliser des méthodes de hachage et de cryptage appropriées pour protéger les informations sensibles des utilisateurs, comme les mots de passe. En outre, une sauvegarde régulière des données est essentielle pour éviter toute perte de données accidentelle.</text:p>
      <text:p text:style-name="P11"/>
      <text:p text:style-name="P10"/>
      <text:p text:style-name="P35"><text:span text:style-name="T11">Titre du projet:</text:span> Plateforme de tutorat en ligne</text:p>
      <text:p text:style-name="Text_20_body">Description du projet: Créez une plateforme de tutorat en ligne qui met en relation des tuteurs qualifiés avec des étudiants cherchant de l'aide dans différentes matières. Les tuteurs pourront s'inscrire sur la plateforme et créer leur profil en spécifiant les matières dans lesquelles ils peuvent enseigner, leur expérience, leurs qualifications, etc. Les étudiants pourront s'inscrire et rechercher des tuteurs en fonction des matières spécifiques qu'ils souhaitent étudier. La plateforme devrait permettre aux utilisateurs de planifier des sessions de tutorat en ligne, de communiquer par chat vidéo et de partager des documents d'étude.</text:p>
      <text:p text:style-name="Text_20_body">Fonctionnalités clés du projet:</text:p>
      <text:list xml:id="list4223785318" text:style-name="L54">
        <text:list-item>
          <text:p text:style-name="P115">Inscription et authentification des utilisateurs: Les tuteurs et les étudiants pourront s'inscrire sur la plateforme en fournissant des informations telles que leur nom, leur adresse e-mail, leurs matières d'enseignement ou d'étude, etc.</text:p>
        </text:list-item>
        <text:list-item>
          <text:p text:style-name="P115">Profils des tuteurs: Les tuteurs auront la possibilité de créer un profil détaillé mettant en valeur leurs compétences, leur expérience, leurs diplômes, les avis des étudiants précédents, etc.</text:p>
        </text:list-item>
        <text:list-item>
          <text:p text:style-name="P115">Recherche de tuteurs: Les étudiants pourront rechercher des tuteurs en fonction des matières spécifiques qu'ils souhaitent étudier.</text:p>
        </text:list-item>
        <text:list-item>
          <text:p text:style-name="P115">Planification de sessions de tutorat: Les utilisateurs pourront planifier des sessions de tutorat en ligne à des horaires mutuellement convenus.</text:p>
        </text:list-item>
        <text:list-item>
          <text:p text:style-name="P115">Chat vidéo et partage de documents: La plateforme permettra aux tuteurs et aux étudiants de communiquer par chat vidéo pendant les sessions de tutorat et de partager des documents d'étude en temps réel.</text:p>
        </text:list-item>
        <text:list-item>
          <text:p text:style-name="P115">Système de notation et d'avis: Les étudiants pourront noter et laisser des avis sur les tuteurs après chaque session de tutorat, ce qui aidera les autres étudiants à choisir les meilleurs tuteurs.</text:p>
        </text:list-item>
        <text:list-item>
          <text:p text:style-name="P115">Paiement en ligne: Vous pouvez intégrer un système de paiement en ligne sécurisé pour que les étudiants puissent payer les tuteurs pour leurs services de tutorat.</text:p>
        </text:list-item>
        <text:list-item>
          <text:p text:style-name="P115">Tableau de bord de l'administrateur: Créez un tableau de bord d'administration qui permettra de gérer les profils des utilisateurs, de surveiller les sessions de tutorat, de gérer les paiements, etc.</text:p>
        </text:list-item>
        <text:list-item>
          <text:p text:style-name="P115">Design attrayant: Assurez-vous que l'interface utilisateur de la plateforme est conviviale, moderne et attrayante.</text:p>
        </text:list-item>
      </text:list>
      <text:p text:style-name="Text_20_body">Avantages du projet:</text:p>
      <text:list xml:id="list1237238498" text:style-name="L55">
        <text:list-item>
          <text:p text:style-name="P117">Avec la popularité croissante de l'apprentissage en ligne, une plateforme de tutorat peut attirer un large public d'étudiants de tous niveaux.</text:p>
        </text:list-item>
        <text:list-item>
          <text:p text:style-name="P117">Vous pouvez générer des revenus en prenant une commission sur les paiements des sessions de tutorat effectuées via votre plateforme.</text:p>
        </text:list-item>
        <text:list-item>
          <text:p text:style-name="P116">La flexibilité du tutorat en ligne permettra aux tuteurs de travailler à leur propre rythme et aux étudiants d'accéder à des ressources éducatives de haute qualité.</text:p>
        </text:list-item>
      </text:list>
      <text:p text:style-name="Text_20_body"><text:soft-page-break/>N'oubliez pas que la réussite d'un projet vendable dépend également de la qualité de son développement, de son marketing et de son support à la clientèle. Avant de vendre votre projet, assurez-vous de le tester soigneusement, d'obtenir des commentaires des utilisateurs et de peaufiner les fonctionnalités pour les rendre conviviales et attrayantes.</text:p>
      <text:p text:style-name="Text_20_body">Bonne chance dans votre aventure de développement de projet vendable!</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reiz Guillermo</meta:initial-creator>
    <meta:creation-date>2023-07-24T09:37:14.590731849</meta:creation-date>
    <dc:date>2023-07-28T19:34:25.129318689</dc:date>
    <dc:creator>Pereiz Guillermo</dc:creator>
    <meta:editing-duration>PT16H57M45S</meta:editing-duration>
    <meta:editing-cycles>18</meta:editing-cycles>
    <meta:generator>LibreOffice/7.3.7.2$Linux_X86_64 LibreOffice_project/30$Build-2</meta:generator>
    <meta:document-statistic meta:table-count="0" meta:image-count="0" meta:object-count="0" meta:page-count="34" meta:paragraph-count="608" meta:word-count="12279" meta:character-count="80931" meta:non-whitespace-character-count="69754"/>
  </office:meta>
</office:document-meta>
</file>